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62.65pt"/>
    </style:style>
    <style:style style:name="co4" style:family="table-column">
      <style:table-column-properties fo:break-before="auto" style:column-width="200.61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81.4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fo:background-color="#999999"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rotation-angle="9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4" table:default-cell-style-name="Default"/>
        <table:table-column table:style-name="co6" table:default-cell-style-name="ce18"/>
        <table:table-column table:style-name="co6" table:number-columns-repeated="24" table:default-cell-style-name="Default"/>
        <table:table-column table:style-name="co6" table:default-cell-style-name="ce18"/>
        <table:table-column table:style-name="co6" table:number-columns-repeated="937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zdoom.org/downloads]GZDoom/QZDoom[/url][/b] [[b]62[/b]: Anidrex_1009, Caffeine Freak, YukiRaven, Apaul27, Lila Feuer, Rosh Fragger, HAK3180, ZeroTheEro, Ajora, Aquila Chrysaetos, MFG38, Cacodemon345, Gez, Catpho, Zulk RS, Zaratul, DaIcemann76, SGS Man,  Erick, tempdecal.wad, InsanityBringer, DMPhobos, Killer5, SP_FACE1, KVELLER, Yuki Senmatsu, Bridgeburner56, Fulgrim, amackert, Woolie Wool, Lizardcommando, Bauul, Hell Theatre, EngineerKappa, The_SloVinator, SOSU, riderr3, obake, Ye_Illuminator, Manuel-K, MTF Sergeant, Equinox24, CasualScrub, whirledtsar, CyberDreams, VGA, NerdyButLazy, DoomGater, EtherBot, Firedust, guitardz, wolfmcbeard, Doom_Dude, LuciferSam86, Gerardo194, Gunstar Green, m8f, ReaperAA, xxWeNxx, Avoozl, Spectre01, antares031]&#10;[b]2. [url=http://prboom-plus.sourceforge.net/]PrBoom+/GLBoom+[/url][/b] [[b]40[/b]: Caffeine Freak, mun, GhoulDesecrator, seed, Diabolución, Aquila Chrysaetos, Zahid, Fonze, Cacodemon345, Catpho, bonnie,  Erick, DeadAstronaut, InsanityBringer, DMPhobos, rehelekretep, Killer5, KVELLER, galileo31dos01, amackert, loveless, Bauul, The_SloVinator, riderr3, jerk-o, Equinox24, Kroc, CyberDreams, valkiriforce, NerdyButLazy, DoomGater, guitardz, wolfmcbeard, m8f, Kira, ReaperAA, Avoozl, Memfis, Spectre01, antares031]&#10;[b]3. [url=https://zandronum.com/]Zandronum[/url][/b] [[b]24[/b]: Doomkid, Teder, Cacodemon345, Catpho, Zulk RS, DaIcemann76, SGS Man, Empyre,  Erick, Lorenz0, tempdecal.wad, Killer5, SP_FACE1, Lizardcommando, 𝕲𝖗𝖎𝖒𝖔𝖘𝖆𝖚𝖗, Ye_Illuminator, AlexMax, Manuel-K, MTF Sergeant, EtherBot, LuciferSam86, haruko haruhara, Avoozl, Spectre01]&#10;[b]4. [url=https://www.zdoom.org/downloads]ZDoom[/url][/b] [[b]18[/b]: Delete, Caffeine Freak, mun, Urthar, DaIcemann76, DeadAstronaut, amackert, Lizardcommando, joshthenesnerd, Equinox24, CasualScrub, valkiriforce, Phoby, DoomGater, Firedust, Gerardo194, Count651, pcorf]&#10;[b]5. [url=https://www.chocolate-doom.org/wiki/index.php/Downloads]Chocolate Doom[/url][/b] [[b]17[/b]: mun, YukiRaven, GhoulDesecrator, seed, Diabolución, Catpho,  Erick, InsanityBringer, DMPhobos, Bauul, EngineerKappa, zokum, The_SloVinator, joshthenesnerd, vesperas, CyberDreams, Firedust]&#10;[b]6. [url=https://www.chocolate-doom.org/wiki/index.php/Crispy_Doom]Crispy Doom[/url][/b] [[b]16[/b]: mun, Lila Feuer, HAK3180, Killer5, galileo31dos01, Woolie Wool, The Mysterious Moustachio, Bauul, The_SloVinator, AlexMax, CyberDreams, NerdyButLazy, LuciferSam86, Gunstar Green, UNERXAi, holaareola]&#10;[b]7. [url=https://www.doomworld.com/eternity/etcengine.html]The Eternity Engine[/url][/b] [[b]14[/b]: Jon, Edward850, Lila Feuer, seed, Gez, Catpho, SGS Man, InsanityBringer, zokum, Rimantas, PaquoCastor, StoneMason, ReaperAA, Altazimuth]&#10;[b]8. [url=http://zdaemon.org/]ZDaemon[/url][/b] [[b]9[/b]: Doomkid, Rosh Fragger, Catpho, DaIcemann76, tempdecal.wad, Medis, Memfis, antares031, tourettes]&#10;[b]9. [url=http://dengine.net/]Doomsday Engine [/url][/b] [[b]6[/b]: Caffeine Freak, YukiRaven, Lila Feuer, Bauul, Ye_Illuminator, DoomGater]&#10;[b]10. [url=http://www.doomretro.com/]Doom Retro[/url][/b] [[b]5[/b]: Gez, Manuel-K, Kroc, VGA, valkiriforce]&#10;[b]10. [url=http://www.skulltag.com/]Skulltag[/url][/b] [[b]5[/b]: Yuki Senmatsu, Lizardcommando, Ye_Illuminator, haruko haruhara, geo]&#10;[b]12. [url=https://odamex.net/]Odamex[/url][/b] [[b]4[/b]: Doomkid, Diabolución, Ralphis, Hypпotiк]&#10;[b]13. [url=http://doomlegacy.sourceforge.net/]Doom Legacy[/url][/b] [[b]3[/b]: Bauul, riderr3, DoomGater]&#10;[b]14. [url=https://sourceforge.net/projects/edge2/]3DGE[/url][/b] [[b]2[/b]: Gez, Catpho]&#10;[b]14. [url=http://sourceforge.net/projects/delphidoom/]DelphiDoom[/url][/b] [[b]2[/b]: YukiRaven, Gez]&#10;[b]14. [url=https://www.doomworld.com/idgames/idstuff/doom/win95/doom95]Doom95[/url][/b] [[b]2[/b]: Josuke, Gerardo194]&#10;[b]17. [url=https://www.doomworld.com/idgames/?id=10447]Boom[/url][/b] [[b]1[/b]: GhoulDesecrator]&#10;[b]17. [url=https://www.moddb.com/mods/classic-rbdoom-3-bfg-edition]Classic RBDoom 3 BFG Edition[/url][/b] [[b]1[/b]: MadGuy]&#10;[b]17. [url=http://prboom-plus.sourceforge.net/]Doom﻿+[/url][/b] [[b]1[/b]: Woolie Wool]&#10;[b]17. [url=https://doomwiki.org/wiki/DOOM2.EXE]Doom2.exe[/url][/b] [[b]1[/b]: zokum]&#10;[b]17. [url=http://risen3d.drdteam.org/]Risen3D[/url][/b] [[b]1[/b]: Catpho]&#10;[b]17. [url=http://www.scoredoom.com/]ScoreDoom[/url][/b] [[b]1[/b]: yakfak]&#10;&#10;&#10;Source Ports: 22&#10;Voters: 110" calcext:value-type="string" table:number-columns-spanned="3" table:number-rows-spanned="1">
            <text:p>[b]1. [url=https://www.zdoom.org/downloads]GZDoom/QZDoom[/url][/b] [[b]62[/b]: Anidrex_1009, Caffeine Freak, YukiRaven, Apaul27, Lila Feuer, Rosh Fragger, HAK3180, ZeroTheEro, Ajora, Aquila Chrysaetos, MFG38, Cacodemon345, Gez, Catpho, Zulk RS, Zaratul, DaIcemann76, SGS Man,  Erick, tempdecal.wad, InsanityBringer, DMPhobos, Killer5, SP_FACE1, KVELLER, Yuki Senmatsu, Bridgeburner56, Fulgrim, amackert, Woolie Wool, Lizardcommando, Bauul, Hell Theatre, EngineerKappa, The_SloVinator, SOSU, riderr3, obake, Ye_Illuminator, Manuel-K, MTF Sergeant, Equinox24, CasualScrub, whirledtsar, CyberDreams, VGA, NerdyButLazy, DoomGater, EtherBot, Firedust, guitardz, wolfmcbeard, Doom_Dude, LuciferSam86, Gerardo194, Gunstar Green, m8f, ReaperAA, xxWeNxx, Avoozl, Spectre01, antares031]</text:p>
            <text:p>[b]2. [url=http://prboom-plus.sourceforge.net/]PrBoom+/GLBoom+[/url][/b] [[b]40[/b]: Caffeine Freak, mun, GhoulDesecrator, seed, Diabolución, Aquila Chrysaetos, Zahid, Fonze, Cacodemon345, Catpho, bonnie,  Erick, DeadAstronaut, InsanityBringer, DMPhobos, rehelekretep, Killer5, KVELLER, galileo31dos01, amackert, loveless, Bauul, The_SloVinator, riderr3, jerk-o, Equinox24, Kroc, CyberDreams, valkiriforce, NerdyButLazy, DoomGater, guitardz, wolfmcbeard, m8f, Kira, ReaperAA, Avoozl, Memfis, Spectre01, antares031]</text:p>
            <text:p>[b]3. [url=https://zandronum.com/]Zandronum[/url][/b] [[b]24[/b]: Doomkid, Teder, Cacodemon345, Catpho, Zulk RS, DaIcemann76, SGS Man, Empyre,  Erick, Lorenz0, tempdecal.wad, Killer5, SP_FACE1, Lizardcommando, 𝕲𝖗𝖎𝖒𝖔𝖘𝖆𝖚𝖗, Ye_Illuminator, AlexMax, Manuel-K, MTF Sergeant, EtherBot, LuciferSam86, haruko haruhara, Avoozl, Spectre01]</text:p>
            <text:p>[b]4. [url=https://www.zdoom.org/downloads]ZDoom[/url][/b] [[b]18[/b]: Delete, Caffeine Freak, mun, Urthar, DaIcemann76, DeadAstronaut, amackert, Lizardcommando, joshthenesnerd, Equinox24, CasualScrub, valkiriforce, Phoby, DoomGater, Firedust, Gerardo194, Count651, pcorf]</text:p>
            <text:p>[b]5. [url=https://www.chocolate-doom.org/wiki/index.php/Downloads]Chocolate Doom[/url][/b] [[b]17[/b]: mun, YukiRaven, GhoulDesecrator, seed, Diabolución, Catpho,  Erick, InsanityBringer, DMPhobos, Bauul, EngineerKappa, zokum, The_SloVinator, joshthenesnerd, vesperas, CyberDreams, Firedust]</text:p>
            <text:p>[b]6. [url=https://www.chocolate-doom.org/wiki/index.php/Crispy_Doom]Crispy Doom[/url][/b] [[b]16[/b]: mun, Lila Feuer, HAK3180, Killer5, galileo31dos01, Woolie Wool, The Mysterious Moustachio, Bauul, The_SloVinator, AlexMax, CyberDreams, NerdyButLazy, LuciferSam86, Gunstar Green, UNERXAi, holaareola]</text:p>
            <text:p>[b]7. [url=https://www.doomworld.com/eternity/etcengine.html]The Eternity Engine[/url][/b] [[b]14[/b]: Jon, Edward850, Lila Feuer, seed, Gez, Catpho, SGS Man, InsanityBringer, zokum, Rimantas, PaquoCastor, StoneMason, ReaperAA, Altazimuth]</text:p>
            <text:p>[b]8. [url=http://zdaemon.org/]ZDaemon[/url][/b] [[b]9[/b]: Doomkid, Rosh Fragger, Catpho, DaIcemann76, tempdecal.wad, Medis, Memfis, antares031, tourettes]</text:p>
            <text:p>[b]9. [url=http://dengine.net/]Doomsday Engine [/url][/b] [[b]6[/b]: Caffeine Freak, YukiRaven, Lila Feuer, Bauul, Ye_Illuminator, DoomGater]</text:p>
            <text:p>[b]10. [url=http://www.doomretro.com/]Doom Retro[/url][/b] [[b]5[/b]: Gez, Manuel-K, Kroc, VGA, valkiriforce]</text:p>
            <text:p>[b]10. [url=http://www.skulltag.com/]Skulltag[/url][/b] [[b]5[/b]: Yuki Senmatsu, Lizardcommando, Ye_Illuminator, haruko haruhara, geo]</text:p>
            <text:p>[b]12. [url=https://odamex.net/]Odamex[/url][/b] [[b]4[/b]: Doomkid, Diabolución, Ralphis, Hypпotiк]</text:p>
            <text:p>[b]13. [url=http://doomlegacy.sourceforge.net/]Doom Legacy[/url][/b] [[b]3[/b]: Bauul, riderr3, DoomGater]</text:p>
            <text:p>[b]14. [url=https://sourceforge.net/projects/edge2/]3DGE[/url][/b] [[b]2[/b]: Gez, Catpho]</text:p>
            <text:p>[b]14. [url=http://sourceforge.net/projects/delphidoom/]DelphiDoom[/url][/b] [[b]2[/b]: YukiRaven, Gez]</text:p>
            <text:p>[b]14. [url=https://www.doomworld.com/idgames/idstuff/doom/win95/doom95]Doom95[/url][/b] [[b]2[/b]: Josuke, Gerardo194]</text:p>
            <text:p>[b]17. [url=https://www.doomworld.com/idgames/?id=10447]Boom[/url][/b] [[b]1[/b]: GhoulDesecrator]</text:p>
            <text:p>[b]17. [url=https://www.moddb.com/mods/classic-rbdoom-3-bfg-edition]Classic RBDoom 3 BFG Edition[/url][/b] [[b]1[/b]: MadGuy]</text:p>
            <text:p>[b]17. [url=http://prboom-plus.sourceforge.net/]Doom﻿+[/url][/b] [[b]1[/b]: Woolie Wool]</text:p>
            <text:p>[b]17. [url=https://doomwiki.org/wiki/DOOM2.EXE]Doom2.exe[/url][/b] [[b]1[/b]: zokum]</text:p>
            <text:p>[b]17. [url=http://risen3d.drdteam.org/]Risen3D[/url][/b] [[b]1[/b]: Catpho]</text:p>
            <text:p>[b]17. [url=http://www.scoredoom.com/]ScoreDoom[/url][/b] [[b]1[/b]: yakfak]</text:p>
            <text:p/>
            <text:p/>
            <text:p>Source Ports: 22</text:p>
            <text:p>Voters: 110</text:p>
          </table:table-cell>
          <table:covered-table-cell table:style-name="ce3"/>
          <table:covered-table-cell table:style-name="ce5"/>
          <table:table-cell table:style-name="ce2" table:formula="of:=&quot;Source Ports: &quot; &amp; SUMPRODUCT(NOT(ISBLANK([.D4:.D1048576])))" office:value-type="string" office:string-value="Source Ports: 22" calcext:value-type="string">
            <text:p>Source Ports: 22</text:p>
          </table:table-cell>
          <table:table-cell table:style-name="ce2" table:formula="of:=&quot;Voters: &quot; &amp; SUMPRODUCT(NOT(ISBLANK([.H2:.AMJ2])))" office:value-type="string" office:string-value="Voters: 110" calcext:value-type="string">
            <text:p>Voters: 11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235" calcext:value-type="float">
            <text:p>235</text:p>
          </table:table-cell>
          <table:table-cell table:formula="of:=SUM([.H4:.H1048576])" office:value-type="float" office:value="1" calcext:value-type="float">
            <text:p>1</text:p>
          </table:table-cell>
          <table:table-cell table:formula="of:=SUM([.I4:.I1048576])" office:value-type="float" office:value="1" calcext:value-type="float">
            <text:p>1</text:p>
          </table:table-cell>
          <table:table-cell table:formula="of:=SUM([.J4:.J1048576])" office:value-type="float" office:value="1" calcext:value-type="float">
            <text:p>1</text:p>
          </table:table-cell>
          <table:table-cell table:formula="of:=SUM([.K4:.K1048576])" office:value-type="float" office:value="1" calcext:value-type="float">
            <text:p>1</text:p>
          </table:table-cell>
          <table:table-cell table:formula="of:=SUM([.L4:.L1048576])" office:value-type="float" office:value="4" calcext:value-type="float">
            <text:p>4</text:p>
          </table:table-cell>
          <table:table-cell table:formula="of:=SUM([.M4:.M1048576])" office:value-type="float" office:value="4" calcext:value-type="float">
            <text:p>4</text:p>
          </table:table-cell>
          <table:table-cell table:formula="of:=SUM([.N4:.N1048576])" office:value-type="float" office:value="3" calcext:value-type="float">
            <text:p>3</text:p>
          </table:table-cell>
          <table:table-cell table:formula="of:=SUM([.O4:.O1048576])" office:value-type="float" office:value="4" calcext:value-type="float">
            <text:p>4</text:p>
          </table:table-cell>
          <table:table-cell table:formula="of:=SUM([.P4:.P1048576])" office:value-type="float" office:value="1" calcext:value-type="float">
            <text:p>1</text:p>
          </table:table-cell>
          <table:table-cell table:formula="of:=SUM([.Q4:.Q1048576])" office:value-type="float" office:value="4" calcext:value-type="float">
            <text:p>4</text:p>
          </table:table-cell>
          <table:table-cell table:formula="of:=SUM([.R4:.R1048576])" office:value-type="float" office:value="3" calcext:value-type="float">
            <text:p>3</text:p>
          </table:table-cell>
          <table:table-cell table:formula="of:=SUM([.S4:.S1048576])" office:value-type="float" office:value="3" calcext:value-type="float">
            <text:p>3</text:p>
          </table:table-cell>
          <table:table-cell table:formula="of:=SUM([.T4:.T1048576])" office:value-type="float" office:value="2" calcext:value-type="float">
            <text:p>2</text:p>
          </table:table-cell>
          <table:table-cell table:formula="of:=SUM([.U4:.U1048576])" office:value-type="float" office:value="2" calcext:value-type="float">
            <text:p>2</text:p>
          </table:table-cell>
          <table:table-cell table:formula="of:=SUM([.V4:.V1048576])" office:value-type="float" office:value="1" calcext:value-type="float">
            <text:p>1</text:p>
          </table:table-cell>
          <table:table-cell table:formula="of:=SUM([.W4:.W1048576])" office:value-type="float" office:value="1" calcext:value-type="float">
            <text:p>1</text:p>
          </table:table-cell>
          <table:table-cell table:formula="of:=SUM([.X4:.X1048576])" office:value-type="float" office:value="3" calcext:value-type="float">
            <text:p>3</text:p>
          </table:table-cell>
          <table:table-cell table:formula="of:=SUM([.Y4:.Y1048576])" office:value-type="float" office:value="1" calcext:value-type="float">
            <text:p>1</text:p>
          </table:table-cell>
          <table:table-cell table:formula="of:=SUM([.Z4:.Z1048576])" office:value-type="float" office:value="2" calcext:value-type="float">
            <text:p>2</text:p>
          </table:table-cell>
          <table:table-cell table:formula="of:=SUM([.AA4:.AA1048576])" office:value-type="float" office:value="1" calcext:value-type="float">
            <text:p>1</text:p>
          </table:table-cell>
          <table:table-cell table:formula="of:=SUM([.AB4:.AB1048576])" office:value-type="float" office:value="1" calcext:value-type="float">
            <text:p>1</text:p>
          </table:table-cell>
          <table:table-cell table:formula="of:=SUM([.AC4:.AC1048576])" office:value-type="float" office:value="1" calcext:value-type="float">
            <text:p>1</text:p>
          </table:table-cell>
          <table:table-cell table:formula="of:=SUM([.AD4:.AD1048576])" office:value-type="float" office:value="1" calcext:value-type="float">
            <text:p>1</text:p>
          </table:table-cell>
          <table:table-cell table:formula="of:=SUM([.AE4:.AE1048576])" office:value-type="float" office:value="3" calcext:value-type="float">
            <text:p>3</text:p>
          </table:table-cell>
          <table:table-cell table:formula="of:=SUM([.AF4:.AF1048576])" office:value-type="float" office:value="5" calcext:value-type="float">
            <text:p>5</text:p>
          </table:table-cell>
          <table:table-cell table:formula="of:=SUM([.AG4:.AG1048576])" office:value-type="float" office:value="8" calcext:value-type="float">
            <text:p>8</text:p>
          </table:table-cell>
          <table:table-cell table:formula="of:=SUM([.AH4:.AH1048576])" office:value-type="float" office:value="2" calcext:value-type="float">
            <text:p>2</text:p>
          </table:table-cell>
          <table:table-cell table:formula="of:=SUM([.AI4:.AI1048576])" office:value-type="float" office:value="1" calcext:value-type="float">
            <text:p>1</text:p>
          </table:table-cell>
          <table:table-cell table:formula="of:=SUM([.AJ4:.AJ1048576])" office:value-type="float" office:value="1" calcext:value-type="float">
            <text:p>1</text:p>
          </table:table-cell>
          <table:table-cell table:formula="of:=SUM([.AK4:.AK1048576])" office:value-type="float" office:value="4" calcext:value-type="float">
            <text:p>4</text:p>
          </table:table-cell>
          <table:table-cell table:formula="of:=SUM([.AL4:.AL1048576])" office:value-type="float" office:value="3" calcext:value-type="float">
            <text:p>3</text:p>
          </table:table-cell>
          <table:table-cell table:formula="of:=SUM([.AM4:.AM1048576])" office:value-type="float" office:value="1" calcext:value-type="float">
            <text:p>1</text:p>
          </table:table-cell>
          <table:table-cell table:formula="of:=SUM([.AN4:.AN1048576])" office:value-type="float" office:value="4" calcext:value-type="float">
            <text:p>4</text:p>
          </table:table-cell>
          <table:table-cell table:formula="of:=SUM([.AO4:.AO1048576])" office:value-type="float" office:value="2" calcext:value-type="float">
            <text:p>2</text:p>
          </table:table-cell>
          <table:table-cell table:formula="of:=SUM([.AP4:.AP1048576])" office:value-type="float" office:value="1" calcext:value-type="float">
            <text:p>1</text:p>
          </table:table-cell>
          <table:table-cell table:formula="of:=SUM([.AQ4:.AQ1048576])" office:value-type="float" office:value="3" calcext:value-type="float">
            <text:p>3</text:p>
          </table:table-cell>
          <table:table-cell table:formula="of:=SUM([.AR4:.AR1048576])" office:value-type="float" office:value="4" calcext:value-type="float">
            <text:p>4</text:p>
          </table:table-cell>
          <table:table-cell table:formula="of:=SUM([.AS4:.AS1048576])" office:value-type="float" office:value="3" calcext:value-type="float">
            <text:p>3</text:p>
          </table:table-cell>
          <table:table-cell table:formula="of:=SUM([.AT4:.AT1048576])" office:value-type="float" office:value="1" calcext:value-type="float">
            <text:p>1</text:p>
          </table:table-cell>
          <table:table-cell table:formula="of:=SUM([.AU4:.AU1048576])" office:value-type="float" office:value="4" calcext:value-type="float">
            <text:p>4</text:p>
          </table:table-cell>
          <table:table-cell table:formula="of:=SUM([.AV4:.AV1048576])" office:value-type="float" office:value="2" calcext:value-type="float">
            <text:p>2</text:p>
          </table:table-cell>
          <table:table-cell table:formula="of:=SUM([.AW4:.AW1048576])" office:value-type="float" office:value="2" calcext:value-type="float">
            <text:p>2</text:p>
          </table:table-cell>
          <table:table-cell table:formula="of:=SUM([.AX4:.AX1048576])" office:value-type="float" office:value="2" calcext:value-type="float">
            <text:p>2</text:p>
          </table:table-cell>
          <table:table-cell table:formula="of:=SUM([.AY4:.AY1048576])" office:value-type="float" office:value="2" calcext:value-type="float">
            <text:p>2</text:p>
          </table:table-cell>
          <table:table-cell table:formula="of:=SUM([.AZ4:.AZ1048576])" office:value-type="float" office:value="1" calcext:value-type="float">
            <text:p>1</text:p>
          </table:table-cell>
          <table:table-cell table:formula="of:=SUM([.BA4:.BA1048576])" office:value-type="float" office:value="1" calcext:value-type="float">
            <text:p>1</text:p>
          </table:table-cell>
          <table:table-cell table:formula="of:=SUM([.BB4:.BB1048576])" office:value-type="float" office:value="3" calcext:value-type="float">
            <text:p>3</text:p>
          </table:table-cell>
          <table:table-cell table:formula="of:=SUM([.BC4:.BC1048576])" office:value-type="float" office:value="1" calcext:value-type="float">
            <text:p>1</text:p>
          </table:table-cell>
          <table:table-cell table:formula="of:=SUM([.BD4:.BD1048576])" office:value-type="float" office:value="3" calcext:value-type="float">
            <text:p>3</text:p>
          </table:table-cell>
          <table:table-cell table:formula="of:=SUM([.BE4:.BE1048576])" office:value-type="float" office:value="4" calcext:value-type="float">
            <text:p>4</text:p>
          </table:table-cell>
          <table:table-cell table:formula="of:=SUM([.BF4:.BF1048576])" office:value-type="float" office:value="1" calcext:value-type="float">
            <text:p>1</text:p>
          </table:table-cell>
          <table:table-cell table:formula="of:=SUM([.BG4:.BG1048576])" office:value-type="float" office:value="1" calcext:value-type="float">
            <text:p>1</text:p>
          </table:table-cell>
          <table:table-cell table:formula="of:=SUM([.BH4:.BH1048576])" office:value-type="float" office:value="6" calcext:value-type="float">
            <text:p>6</text:p>
          </table:table-cell>
          <table:table-cell table:formula="of:=SUM([.BI4:.BI1048576])" office:value-type="float" office:value="1" calcext:value-type="float">
            <text:p>1</text:p>
          </table:table-cell>
          <table:table-cell table:formula="of:=SUM([.BJ4:.BJ1048576])" office:value-type="float" office:value="2" calcext:value-type="float">
            <text:p>2</text:p>
          </table:table-cell>
          <table:table-cell table:formula="of:=SUM([.BK4:.BK1048576])" office:value-type="float" office:value="3" calcext:value-type="float">
            <text:p>3</text:p>
          </table:table-cell>
          <table:table-cell table:formula="of:=SUM([.BL4:.BL1048576])" office:value-type="float" office:value="4" calcext:value-type="float">
            <text:p>4</text:p>
          </table:table-cell>
          <table:table-cell table:formula="of:=SUM([.BM4:.BM1048576])" office:value-type="float" office:value="1" calcext:value-type="float">
            <text:p>1</text:p>
          </table:table-cell>
          <table:table-cell table:formula="of:=SUM([.BN4:.BN1048576])" office:value-type="float" office:value="1" calcext:value-type="float">
            <text:p>1</text:p>
          </table:table-cell>
          <table:table-cell table:formula="of:=SUM([.BO4:.BO1048576])" office:value-type="float" office:value="2" calcext:value-type="float">
            <text:p>2</text:p>
          </table:table-cell>
          <table:table-cell table:formula="of:=SUM([.BP4:.BP1048576])" office:value-type="float" office:value="3" calcext:value-type="float">
            <text:p>3</text:p>
          </table:table-cell>
          <table:table-cell table:formula="of:=SUM([.BQ4:.BQ1048576])" office:value-type="float" office:value="1" calcext:value-type="float">
            <text:p>1</text:p>
          </table:table-cell>
          <table:table-cell table:formula="of:=SUM([.BR4:.BR1048576])" office:value-type="float" office:value="1" calcext:value-type="float">
            <text:p>1</text:p>
          </table:table-cell>
          <table:table-cell table:formula="of:=SUM([.BS4:.BS1048576])" office:value-type="float" office:value="1" calcext:value-type="float">
            <text:p>1</text:p>
          </table:table-cell>
          <table:table-cell table:formula="of:=SUM([.BT4:.BT1048576])" office:value-type="float" office:value="1" calcext:value-type="float">
            <text:p>1</text:p>
          </table:table-cell>
          <table:table-cell table:formula="of:=SUM([.BU4:.BU1048576])" office:value-type="float" office:value="4" calcext:value-type="float">
            <text:p>4</text:p>
          </table:table-cell>
          <table:table-cell table:formula="of:=SUM([.BV4:.BV1048576])" office:value-type="float" office:value="2" calcext:value-type="float">
            <text:p>2</text:p>
          </table:table-cell>
          <table:table-cell table:formula="of:=SUM([.BW4:.BW1048576])" office:value-type="float" office:value="3" calcext:value-type="float">
            <text:p>3</text:p>
          </table:table-cell>
          <table:table-cell table:formula="of:=SUM([.BX4:.BX1048576])" office:value-type="float" office:value="1" calcext:value-type="float">
            <text:p>1</text:p>
          </table:table-cell>
          <table:table-cell table:formula="of:=SUM([.BY4:.BY1048576])" office:value-type="float" office:value="2" calcext:value-type="float">
            <text:p>2</text:p>
          </table:table-cell>
          <table:table-cell table:formula="of:=SUM([.BZ4:.BZ1048576])" office:value-type="float" office:value="3" calcext:value-type="float">
            <text:p>3</text:p>
          </table:table-cell>
          <table:table-cell table:formula="of:=SUM([.CA4:.CA1048576])" office:value-type="float" office:value="1" calcext:value-type="float">
            <text:p>1</text:p>
          </table:table-cell>
          <table:table-cell table:formula="of:=SUM([.CB4:.CB1048576])" office:value-type="float" office:value="2" calcext:value-type="float">
            <text:p>2</text:p>
          </table:table-cell>
          <table:table-cell table:formula="of:=SUM([.CC4:.CC1048576])" office:value-type="float" office:value="2" calcext:value-type="float">
            <text:p>2</text:p>
          </table:table-cell>
          <table:table-cell table:formula="of:=SUM([.CD4:.CD1048576])" office:value-type="float" office:value="1" calcext:value-type="float">
            <text:p>1</text:p>
          </table:table-cell>
          <table:table-cell table:formula="of:=SUM([.CE4:.CE1048576])" office:value-type="float" office:value="4" calcext:value-type="float">
            <text:p>4</text:p>
          </table:table-cell>
          <table:table-cell table:formula="of:=SUM([.CF4:.CF1048576])" office:value-type="float" office:value="2" calcext:value-type="float">
            <text:p>2</text:p>
          </table:table-cell>
          <table:table-cell table:formula="of:=SUM([.CG4:.CG1048576])" office:value-type="float" office:value="3" calcext:value-type="float">
            <text:p>3</text:p>
          </table:table-cell>
          <table:table-cell table:formula="of:=SUM([.CH4:.CH1048576])" office:value-type="float" office:value="1" calcext:value-type="float">
            <text:p>1</text:p>
          </table:table-cell>
          <table:table-cell table:formula="of:=SUM([.CI4:.CI1048576])" office:value-type="float" office:value="3" calcext:value-type="float">
            <text:p>3</text:p>
          </table:table-cell>
          <table:table-cell table:formula="of:=SUM([.CJ4:.CJ1048576])" office:value-type="float" office:value="5" calcext:value-type="float">
            <text:p>5</text:p>
          </table:table-cell>
          <table:table-cell table:formula="of:=SUM([.CK4:.CK1048576])" office:value-type="float" office:value="2" calcext:value-type="float">
            <text:p>2</text:p>
          </table:table-cell>
          <table:table-cell table:formula="of:=SUM([.CL4:.CL1048576])" office:value-type="float" office:value="3" calcext:value-type="float">
            <text:p>3</text:p>
          </table:table-cell>
          <table:table-cell table:formula="of:=SUM([.CM4:.CM1048576])" office:value-type="float" office:value="2" calcext:value-type="float">
            <text:p>2</text:p>
          </table:table-cell>
          <table:table-cell table:formula="of:=SUM([.CN4:.CN1048576])" office:value-type="float" office:value="2" calcext:value-type="float">
            <text:p>2</text:p>
          </table:table-cell>
          <table:table-cell table:formula="of:=SUM([.CO4:.CO1048576])" office:value-type="float" office:value="1" calcext:value-type="float">
            <text:p>1</text:p>
          </table:table-cell>
          <table:table-cell table:formula="of:=SUM([.CP4:.CP1048576])" office:value-type="float" office:value="1" calcext:value-type="float">
            <text:p>1</text:p>
          </table:table-cell>
          <table:table-cell table:formula="of:=SUM([.CQ4:.CQ1048576])" office:value-type="float" office:value="3" calcext:value-type="float">
            <text:p>3</text:p>
          </table:table-cell>
          <table:table-cell table:formula="of:=SUM([.CR4:.CR1048576])" office:value-type="float" office:value="3" calcext:value-type="float">
            <text:p>3</text:p>
          </table:table-cell>
          <table:table-cell table:formula="of:=SUM([.CS4:.CS1048576])" office:value-type="float" office:value="2" calcext:value-type="float">
            <text:p>2</text:p>
          </table:table-cell>
          <table:table-cell table:formula="of:=SUM([.CT4:.CT1048576])" office:value-type="float" office:value="2" calcext:value-type="float">
            <text:p>2</text:p>
          </table:table-cell>
          <table:table-cell table:formula="of:=SUM([.CU4:.CU1048576])" office:value-type="float" office:value="1" calcext:value-type="float">
            <text:p>1</text:p>
          </table:table-cell>
          <table:table-cell table:formula="of:=SUM([.CV4:.CV1048576])" office:value-type="float" office:value="2" calcext:value-type="float">
            <text:p>2</text:p>
          </table:table-cell>
          <table:table-cell table:formula="of:=SUM([.CW4:.CW1048576])" office:value-type="float" office:value="1" calcext:value-type="float">
            <text:p>1</text:p>
          </table:table-cell>
          <table:table-cell table:formula="of:=SUM([.CX4:.CX1048576])" office:value-type="float" office:value="1" calcext:value-type="float">
            <text:p>1</text:p>
          </table:table-cell>
          <table:table-cell table:formula="of:=SUM([.CY4:.CY1048576])" office:value-type="float" office:value="1" calcext:value-type="float">
            <text:p>1</text:p>
          </table:table-cell>
          <table:table-cell table:formula="of:=SUM([.CZ4:.CZ1048576])" office:value-type="float" office:value="1" calcext:value-type="float">
            <text:p>1</text:p>
          </table:table-cell>
          <table:table-cell table:formula="of:=SUM([.DA4:.DA1048576])" office:value-type="float" office:value="1" calcext:value-type="float">
            <text:p>1</text:p>
          </table:table-cell>
          <table:table-cell table:formula="of:=SUM([.DB4:.DB1048576])" office:value-type="float" office:value="3" calcext:value-type="float">
            <text:p>3</text:p>
          </table:table-cell>
          <table:table-cell table:formula="of:=SUM([.DC4:.DC1048576])" office:value-type="float" office:value="1" calcext:value-type="float">
            <text:p>1</text:p>
          </table:table-cell>
          <table:table-cell table:formula="of:=SUM([.DD4:.DD1048576])" office:value-type="float" office:value="1" calcext:value-type="float">
            <text:p>1</text:p>
          </table:table-cell>
          <table:table-cell table:formula="of:=SUM([.DE4:.DE1048576])" office:value-type="float" office:value="3" calcext:value-type="float">
            <text:p>3</text:p>
          </table:table-cell>
          <table:table-cell table:formula="of:=SUM([.DF4:.DF1048576])" office:value-type="float" office:value="2" calcext:value-type="float">
            <text:p>2</text:p>
          </table:table-cell>
          <table:table-cell table:formula="of:=SUM([.DG4:.DG1048576])" office:value-type="float" office:value="1" calcext:value-type="float">
            <text:p>1</text:p>
          </table:table-cell>
          <table:table-cell table:formula="of:=SUM([.DH4:.DH1048576])" office:value-type="float" office:value="3" calcext:value-type="float">
            <text:p>3</text:p>
          </table:table-cell>
          <table:table-cell table:formula="of:=SUM([.DI4:.DI1048576])" office:value-type="float" office:value="1" calcext:value-type="float">
            <text:p>1</text:p>
          </table:table-cell>
          <table:table-cell table:formula="of:=SUM([.DJ4:.DJ1048576])" office:value-type="float" office:value="3" calcext:value-type="float">
            <text:p>3</text:p>
          </table:table-cell>
          <table:table-cell table:formula="of:=SUM([.DK4:.DK1048576])" office:value-type="float" office:value="1" calcext:value-type="float">
            <text:p>1</text:p>
          </table:table-cell>
          <table:table-cell table:formula="of:=SUM([.DL4:.DL1048576])" office:value-type="float" office:value="1" calcext:value-type="float">
            <text:p>1</text:p>
          </table:table-cell>
          <table:table-cell table:formula="of:=SUM([.DM4:.DM1048576])" office:value-type="float" office:value="1" calcext:value-type="float">
            <text:p>1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formula="of:=SUM([.FL4:.FL1048576])" office:value-type="float" office:value="0" calcext:value-type="float">
            <text:p>0</text:p>
          </table:table-cell>
          <table:table-cell table:number-columns-repeated="85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Source Port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Delete</text:p>
          </table:table-cell>
          <table:table-cell table:style-name="ce13" office:value-type="string" calcext:value-type="string">
            <text:p>Anidrex_1009</text:p>
          </table:table-cell>
          <table:table-cell table:style-name="ce13" office:value-type="string" calcext:value-type="string">
            <text:p>Jon</text:p>
          </table:table-cell>
          <table:table-cell table:style-name="ce13" office:value-type="string" calcext:value-type="string">
            <text:p>Edward850</text:p>
          </table:table-cell>
          <table:table-cell table:style-name="ce13" office:value-type="string" calcext:value-type="string">
            <text:p>Caffeine Freak</text:p>
          </table:table-cell>
          <table:table-cell table:style-name="ce13" office:value-type="string" calcext:value-type="string">
            <text:p>mun</text:p>
          </table:table-cell>
          <table:table-cell table:style-name="ce13" office:value-type="string" calcext:value-type="string">
            <text:p>Doomkid</text:p>
          </table:table-cell>
          <table:table-cell table:style-name="ce13" office:value-type="string" calcext:value-type="string">
            <text:p>YukiRaven</text:p>
          </table:table-cell>
          <table:table-cell table:style-name="ce13" office:value-type="string" calcext:value-type="string">
            <text:p>Apaul27</text:p>
          </table:table-cell>
          <table:table-cell table:style-name="ce13" office:value-type="string" calcext:value-type="string">
            <text:p>Lila Feuer</text:p>
          </table:table-cell>
          <table:table-cell table:style-name="ce13" office:value-type="string" calcext:value-type="string">
            <text:p>GhoulDesecrator</text:p>
          </table:table-cell>
          <table:table-cell table:style-name="ce13" office:value-type="string" calcext:value-type="string">
            <text:p>seed</text:p>
          </table:table-cell>
          <table:table-cell table:style-name="ce14" office:value-type="string" calcext:value-type="string">
            <text:p>Rosh Fragger</text:p>
          </table:table-cell>
          <table:table-cell table:style-name="ce13" office:value-type="string" calcext:value-type="string">
            <text:p>HAK3180</text:p>
          </table:table-cell>
          <table:table-cell table:style-name="ce13" office:value-type="string" calcext:value-type="string">
            <text:p>Teder</text:p>
          </table:table-cell>
          <table:table-cell table:style-name="ce13" office:value-type="string" calcext:value-type="string">
            <text:p>ZeroTheEro</text:p>
          </table:table-cell>
          <table:table-cell table:style-name="ce13" office:value-type="string" calcext:value-type="string">
            <text:p>Diabolución</text:p>
          </table:table-cell>
          <table:table-cell table:style-name="ce13" office:value-type="string" calcext:value-type="string">
            <text:p>Ajora</text:p>
          </table:table-cell>
          <table:table-cell table:style-name="ce13" office:value-type="string" calcext:value-type="string">
            <text:p>Aquila Chrysaetos</text:p>
          </table:table-cell>
          <table:table-cell table:style-name="ce13" office:value-type="string" calcext:value-type="string">
            <text:p>MFG38</text:p>
          </table:table-cell>
          <table:table-cell table:style-name="ce13" office:value-type="string" calcext:value-type="string">
            <text:p>Zahid</text:p>
          </table:table-cell>
          <table:table-cell table:style-name="ce13" office:value-type="string" calcext:value-type="string">
            <text:p>Urthar</text:p>
          </table:table-cell>
          <table:table-cell table:style-name="ce13" office:value-type="string" calcext:value-type="string">
            <text:p>Fonze</text:p>
          </table:table-cell>
          <table:table-cell table:style-name="ce14" office:value-type="string" calcext:value-type="string">
            <text:p>Cacodemon345</text:p>
          </table:table-cell>
          <table:table-cell table:style-name="ce13" office:value-type="string" calcext:value-type="string">
            <text:p>Gez</text:p>
          </table:table-cell>
          <table:table-cell table:style-name="ce13" office:value-type="string" calcext:value-type="string">
            <text:p>Catpho</text:p>
          </table:table-cell>
          <table:table-cell table:style-name="ce13" office:value-type="string" calcext:value-type="string">
            <text:p>Zulk RS</text:p>
          </table:table-cell>
          <table:table-cell table:style-name="ce15" office:value-type="string" calcext:value-type="string">
            <text:p>bonnie</text:p>
          </table:table-cell>
          <table:table-cell table:style-name="ce13" office:value-type="string" calcext:value-type="string">
            <text:p>Zaratul</text:p>
          </table:table-cell>
          <table:table-cell table:style-name="ce13" office:value-type="string" calcext:value-type="string">
            <text:p>DaIcemann76</text:p>
          </table:table-cell>
          <table:table-cell table:style-name="ce13" office:value-type="string" calcext:value-type="string">
            <text:p>SGS Man</text:p>
          </table:table-cell>
          <table:table-cell table:style-name="ce13" office:value-type="string" calcext:value-type="string">
            <text:p>Empyre</text:p>
          </table:table-cell>
          <table:table-cell table:style-name="ce13" office:value-type="string" calcext:value-type="string">
            <text:p><text:s/>Erick</text:p>
          </table:table-cell>
          <table:table-cell table:style-name="ce13" office:value-type="string" calcext:value-type="string">
            <text:p>DeadAstronaut</text:p>
          </table:table-cell>
          <table:table-cell table:style-name="ce13" office:value-type="string" calcext:value-type="string">
            <text:p>Lorenz0</text:p>
          </table:table-cell>
          <table:table-cell table:style-name="ce14" office:value-type="string" calcext:value-type="string">
            <text:p>tempdecal.wad</text:p>
          </table:table-cell>
          <table:table-cell table:style-name="ce13" office:value-type="string" calcext:value-type="string">
            <text:p>InsanityBringer</text:p>
          </table:table-cell>
          <table:table-cell table:style-name="ce13" office:value-type="string" calcext:value-type="string">
            <text:p>DMPhobos</text:p>
          </table:table-cell>
          <table:table-cell table:style-name="ce13" office:value-type="string" calcext:value-type="string">
            <text:p>rehelekretep</text:p>
          </table:table-cell>
          <table:table-cell table:style-name="ce13" office:value-type="string" calcext:value-type="string">
            <text:p>Killer5</text:p>
          </table:table-cell>
          <table:table-cell table:style-name="ce13" office:value-type="string" calcext:value-type="string">
            <text:p>SP_FACE1</text:p>
          </table:table-cell>
          <table:table-cell table:style-name="ce13" office:value-type="string" calcext:value-type="string">
            <text:p>KVELLER</text:p>
          </table:table-cell>
          <table:table-cell table:style-name="ce13" office:value-type="string" calcext:value-type="string">
            <text:p>Yuki Senmatsu</text:p>
          </table:table-cell>
          <table:table-cell table:style-name="ce13" office:value-type="string" calcext:value-type="string">
            <text:p>galileo31dos01</text:p>
          </table:table-cell>
          <table:table-cell table:style-name="ce13" office:value-type="string" calcext:value-type="string">
            <text:p>Bridgeburner56</text:p>
          </table:table-cell>
          <table:table-cell table:style-name="ce13" office:value-type="string" calcext:value-type="string">
            <text:p>Fulgrim</text:p>
          </table:table-cell>
          <table:table-cell table:style-name="ce13" office:value-type="string" calcext:value-type="string">
            <text:p>amackert</text:p>
          </table:table-cell>
          <table:table-cell table:style-name="ce13" office:value-type="string" calcext:value-type="string">
            <text:p>loveless</text:p>
          </table:table-cell>
          <table:table-cell table:style-name="ce16" office:value-type="string" calcext:value-type="string">
            <text:p>Woolie Wool</text:p>
          </table:table-cell>
          <table:table-cell table:style-name="ce17" office:value-type="string" calcext:value-type="string">
            <text:p>Lizardcommando</text:p>
          </table:table-cell>
          <table:table-cell table:style-name="ce13" office:value-type="string" calcext:value-type="string">
            <text:p>Josuke</text:p>
          </table:table-cell>
          <table:table-cell table:style-name="ce13" office:value-type="string" calcext:value-type="string">
            <text:p>The Mysterious Moustachio</text:p>
          </table:table-cell>
          <table:table-cell table:style-name="ce13" office:value-type="string" calcext:value-type="string">
            <text:p>Bauul</text:p>
          </table:table-cell>
          <table:table-cell table:style-name="ce13" office:value-type="string" calcext:value-type="string">
            <text:p>Hell Theatre</text:p>
          </table:table-cell>
          <table:table-cell table:style-name="ce19" office:value-type="string" calcext:value-type="string">
            <text:p>EngineerKappa</text:p>
          </table:table-cell>
          <table:table-cell table:style-name="ce13" office:value-type="string" calcext:value-type="string">
            <text:p>zokum</text:p>
          </table:table-cell>
          <table:table-cell table:style-name="ce13" office:value-type="string" calcext:value-type="string">
            <text:p>The_SloVinator</text:p>
          </table:table-cell>
          <table:table-cell table:style-name="ce20" office:value-type="string" calcext:value-type="string">
            <text:p>SOSU</text:p>
          </table:table-cell>
          <table:table-cell table:style-name="ce21" office:value-type="string" calcext:value-type="string">
            <text:p>yakfak</text:p>
          </table:table-cell>
          <table:table-cell table:style-name="ce13" office:value-type="string" calcext:value-type="string">
            <text:p>joshthenesnerd</text:p>
          </table:table-cell>
          <table:table-cell table:style-name="ce13" office:value-type="string" calcext:value-type="string">
            <text:p>riderr3</text:p>
          </table:table-cell>
          <table:table-cell table:style-name="ce13" office:value-type="string" calcext:value-type="string">
            <text:p>𝕲𝖗𝖎𝖒𝖔𝖘𝖆𝖚𝖗</text:p>
          </table:table-cell>
          <table:table-cell table:style-name="ce17" office:value-type="string" calcext:value-type="string">
            <text:p>obake</text:p>
          </table:table-cell>
          <table:table-cell table:style-name="ce13" office:value-type="string" calcext:value-type="string">
            <text:p>jerk-o</text:p>
          </table:table-cell>
          <table:table-cell table:style-name="ce22" office:value-type="string" calcext:value-type="string">
            <text:p>vesperas</text:p>
          </table:table-cell>
          <table:table-cell table:style-name="ce13" office:value-type="string" calcext:value-type="string">
            <text:p>Ye_Illuminator</text:p>
          </table:table-cell>
          <table:table-cell table:style-name="ce13" office:value-type="string" calcext:value-type="string">
            <text:p>AlexMax</text:p>
          </table:table-cell>
          <table:table-cell table:style-name="ce13" office:value-type="string" calcext:value-type="string">
            <text:p>Manuel-K</text:p>
          </table:table-cell>
          <table:table-cell table:style-name="ce13" office:value-type="string" calcext:value-type="string">
            <text:p>Medis</text:p>
          </table:table-cell>
          <table:table-cell table:style-name="ce13" office:value-type="string" calcext:value-type="string">
            <text:p>MTF Sergeant</text:p>
          </table:table-cell>
          <table:table-cell table:style-name="ce13" office:value-type="string" calcext:value-type="string">
            <text:p>Equinox24</text:p>
          </table:table-cell>
          <table:table-cell table:style-name="ce13" office:value-type="string" calcext:value-type="string">
            <text:p>Rimantas</text:p>
          </table:table-cell>
          <table:table-cell table:style-name="ce13" office:value-type="string" calcext:value-type="string">
            <text:p>CasualScrub</text:p>
          </table:table-cell>
          <table:table-cell table:style-name="ce13" office:value-type="string" calcext:value-type="string">
            <text:p>Kroc</text:p>
          </table:table-cell>
          <table:table-cell table:style-name="ce13" office:value-type="string" calcext:value-type="string">
            <text:p>whirledtsar</text:p>
          </table:table-cell>
          <table:table-cell table:style-name="ce13" office:value-type="string" calcext:value-type="string">
            <text:p>CyberDreams</text:p>
          </table:table-cell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valkiriforce</text:p>
          </table:table-cell>
          <table:table-cell table:style-name="ce13" office:value-type="string" calcext:value-type="string">
            <text:p>Phoby</text:p>
          </table:table-cell>
          <table:table-cell table:style-name="ce23" office:value-type="string" calcext:value-type="string">
            <text:p>NerdyButLazy</text:p>
          </table:table-cell>
          <table:table-cell table:style-name="ce24" office:value-type="string" calcext:value-type="string">
            <text:p>DoomGater</text:p>
          </table:table-cell>
          <table:table-cell table:style-name="ce13" office:value-type="string" calcext:value-type="string">
            <text:p>EtherBot</text:p>
          </table:table-cell>
          <table:table-cell table:style-name="ce13" office:value-type="string" calcext:value-type="string">
            <text:p>Firedust</text:p>
          </table:table-cell>
          <table:table-cell table:style-name="ce13" office:value-type="string" calcext:value-type="string">
            <text:p>guitardz</text:p>
          </table:table-cell>
          <table:table-cell table:style-name="ce13" office:value-type="string" calcext:value-type="string">
            <text:p>wolfmcbeard</text:p>
          </table:table-cell>
          <table:table-cell table:style-name="ce13" office:value-type="string" calcext:value-type="string">
            <text:p>Doom_Dude</text:p>
          </table:table-cell>
          <table:table-cell table:style-name="ce13" office:value-type="string" calcext:value-type="string">
            <text:p>PaquoCastor</text:p>
          </table:table-cell>
          <table:table-cell table:style-name="ce13" office:value-type="string" calcext:value-type="string">
            <text:p>LuciferSam86</text:p>
          </table:table-cell>
          <table:table-cell table:style-name="ce13" office:value-type="string" calcext:value-type="string">
            <text:p>Gerardo194</text:p>
          </table:table-cell>
          <table:table-cell table:style-name="ce13" office:value-type="string" calcext:value-type="string">
            <text:p>Gunstar Green</text:p>
          </table:table-cell>
          <table:table-cell table:style-name="ce13" office:value-type="string" calcext:value-type="string">
            <text:p>haruko haruhara</text:p>
          </table:table-cell>
          <table:table-cell table:style-name="ce13" office:value-type="string" calcext:value-type="string">
            <text:p>UNERXAi</text:p>
          </table:table-cell>
          <table:table-cell table:style-name="ce13" office:value-type="string" calcext:value-type="string">
            <text:p>m8f</text:p>
          </table:table-cell>
          <table:table-cell table:style-name="ce13" office:value-type="string" calcext:value-type="string">
            <text:p>StoneMason</text:p>
          </table:table-cell>
          <table:table-cell table:style-name="ce13" office:value-type="string" calcext:value-type="string">
            <text:p>Ralphis</text:p>
          </table:table-cell>
          <table:table-cell table:style-name="ce13" office:value-type="string" calcext:value-type="string">
            <text:p>Kira</text:p>
          </table:table-cell>
          <table:table-cell table:style-name="ce13" office:value-type="string" calcext:value-type="string">
            <text:p>MadGuy</text:p>
          </table:table-cell>
          <table:table-cell table:style-name="ce13" office:value-type="string" calcext:value-type="string">
            <text:p>holaareola</text:p>
          </table:table-cell>
          <table:table-cell table:style-name="ce13" office:value-type="string" calcext:value-type="string">
            <text:p>ReaperAA</text:p>
          </table:table-cell>
          <table:table-cell table:style-name="ce13" office:value-type="string" calcext:value-type="string">
            <text:p>xxWeNxx</text:p>
          </table:table-cell>
          <table:table-cell table:style-name="ce13" office:value-type="string" calcext:value-type="string">
            <text:p>Hypпotiк</text:p>
          </table:table-cell>
          <table:table-cell table:style-name="ce14" office:value-type="string" calcext:value-type="string">
            <text:p>Avoozl</text:p>
          </table:table-cell>
          <table:table-cell table:style-name="ce14" office:value-type="string" calcext:value-type="string">
            <text:p>Memfis</text:p>
          </table:table-cell>
          <table:table-cell table:style-name="ce14" office:value-type="string" calcext:value-type="string">
            <text:p>geo</text:p>
          </table:table-cell>
          <table:table-cell table:style-name="ce14" office:value-type="string" calcext:value-type="string">
            <text:p>Spectre01</text:p>
          </table:table-cell>
          <table:table-cell table:style-name="ce14" office:value-type="string" calcext:value-type="string">
            <text:p>Altazimuth</text:p>
          </table:table-cell>
          <table:table-cell table:style-name="ce14" office:value-type="string" calcext:value-type="string">
            <text:p>antares031</text:p>
          </table:table-cell>
          <table:table-cell table:style-name="ce13" office:value-type="string" calcext:value-type="string">
            <text:p>Count651</text:p>
          </table:table-cell>
          <table:table-cell table:style-name="ce13" office:value-type="string" calcext:value-type="string">
            <text:p>tourettes</text:p>
          </table:table-cell>
          <table:table-cell table:style-name="ce13" office:value-type="string" calcext:value-type="string">
            <text:p>pcorf</text:p>
          </table:table-cell>
          <table:table-cell table:style-name="ce13" table:number-columns-repeated="90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2" calcext:value-type="float">
            <text:p>62</text:p>
          </table:table-cell>
          <table:table-cell office:value-type="string" calcext:value-type="string">
            <text:p>GZDoom/QZDoom</text:p>
          </table:table-cell>
          <table:table-cell office:value-type="string" calcext:value-type="string">
            <text:p>https://www.zdoom.org/downloads</text:p>
          </table:table-cell>
          <table:table-cell table:style-name="ce9" table:number-matrix-columns-spanned="1" table:number-matrix-rows-spanned="1" table:formula="of:=COM.MICROSOFT.TEXTJOIN(&quot;, &quot;; 1; IF(ISBLANK([.H4:.AMJ4]); &quot;&quot;;[.H$2:.AMJ$2]))" office:value-type="string" office:string-value="Anidrex_1009, Caffeine Freak, YukiRaven, Apaul27, Lila Feuer, Rosh Fragger, HAK3180, ZeroTheEro, Ajora, Aquila Chrysaetos, MFG38, Cacodemon345, Gez, Catpho, Zulk RS, Zaratul, DaIcemann76, SGS Man,  Erick, tempdecal.wad, InsanityBringer, DMPhobos, Killer5, SP_FACE1, KVELLER, Yuki Senmatsu, Bridgeburner56, Fulgrim, amackert, Woolie Wool, Lizardcommando, Bauul, Hell Theatre, EngineerKappa, The_SloVinator, SOSU, riderr3, obake, Ye_Illuminator, Manuel-K, MTF Sergeant, Equinox24, CasualScrub, whirledtsar, CyberDreams, VGA, NerdyButLazy, DoomGater, EtherBot, Firedust, guitardz, wolfmcbeard, Doom_Dude, LuciferSam86, Gerardo194, Gunstar Green, m8f, ReaperAA, xxWeNxx, Avoozl, Spectre01, antares031" calcext:value-type="string">
            <text:p>Anidrex_1009, Caffeine Freak, YukiRaven, Apaul27, Lila Feuer, Rosh Fragger, HAK3180, ZeroTheEro, Ajora, Aquila Chrysaetos, MFG38, Cacodemon345, Gez, Catpho, Zulk RS, Zaratul, DaIcemann76, SGS Man, <text:s/>Erick, tempdecal.wad, InsanityBringer, DMPhobos, Killer5, SP_FACE1, KVELLER, Yuki Senmatsu, Bridgeburner56, Fulgrim, amackert, Woolie Wool, Lizardcommando, Bauul, Hell Theatre, EngineerKappa, The_SloVinator, SOSU, riderr3, obake, Ye_Illuminator, Manuel-K, MTF Sergeant, Equinox24, CasualScrub, whirledtsar, CyberDreams, VGA, NerdyButLazy, DoomGater, EtherBot, Firedust, guitardz, wolfmcbeard, Doom_Dude, LuciferSam86, Gerardo194, Gunstar Green, m8f, ReaperAA, xxWeNxx, Avoozl, Spectre01, antares031</text:p>
          </table:table-cell>
          <table:table-cell table:style-name="ce11" table:formula="of:=SUMPRODUCT(NOT(ISBLANK([.H4:.AMJ4]))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PrBoom+/GLBoom+</text:p>
          </table:table-cell>
          <table:table-cell office:value-type="string" calcext:value-type="string">
            <text:p><text:a xlink:href="http://prboom-plus.sourceforge.net/" xlink:type="simple">http://prboom-plus.sourceforge.net/</text:a></text:p>
          </table:table-cell>
          <table:table-cell table:style-name="ce9" table:number-matrix-columns-spanned="1" table:number-matrix-rows-spanned="1" table:formula="of:=COM.MICROSOFT.TEXTJOIN(&quot;, &quot;; 1; IF(ISBLANK([.H5:.AMJ5]); &quot;&quot;;[.H$2:.AMJ$2]))" office:value-type="string" office:string-value="Caffeine Freak, mun, GhoulDesecrator, seed, Diabolución, Aquila Chrysaetos, Zahid, Fonze, Cacodemon345, Catpho, bonnie,  Erick, DeadAstronaut, InsanityBringer, DMPhobos, rehelekretep, Killer5, KVELLER, galileo31dos01, amackert, loveless, Bauul, The_SloVinator, riderr3, jerk-o, Equinox24, Kroc, CyberDreams, valkiriforce, NerdyButLazy, DoomGater, guitardz, wolfmcbeard, m8f, Kira, ReaperAA, Avoozl, Memfis, Spectre01, antares031" calcext:value-type="string">
            <text:p>Caffeine Freak, mun, GhoulDesecrator, seed, Diabolución, Aquila Chrysaetos, Zahid, Fonze, Cacodemon345, Catpho, bonnie, <text:s/>Erick, DeadAstronaut, InsanityBringer, DMPhobos, rehelekretep, Killer5, KVELLER, galileo31dos01, amackert, loveless, Bauul, The_SloVinator, riderr3, jerk-o, Equinox24, Kroc, CyberDreams, valkiriforce, NerdyButLazy, DoomGater, guitardz, wolfmcbeard, m8f, Kira, ReaperAA, Avoozl, Memfis, Spectre01, antares031</text:p>
          </table:table-cell>
          <table:table-cell table:style-name="ce11" table:formula="of:=SUMPRODUCT(NOT(ISBLANK([.H5:.AMJ5])))" office:value-type="float" office:value="40" calcext:value-type="float">
            <text:p>4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4" calcext:value-type="float">
            <text:p>24</text:p>
          </table:table-cell>
          <table:table-cell office:value-type="string" calcext:value-type="string">
            <text:p>Zandronum</text:p>
          </table:table-cell>
          <table:table-cell office:value-type="string" calcext:value-type="string">
            <text:p><text:a xlink:href="https://zandronum.com/" xlink:type="simple">https://zandronum.com/</text:a></text:p>
          </table:table-cell>
          <table:table-cell table:style-name="ce9" table:number-matrix-columns-spanned="1" table:number-matrix-rows-spanned="1" table:formula="of:=COM.MICROSOFT.TEXTJOIN(&quot;, &quot;; 1; IF(ISBLANK([.H6:.AMJ6]); &quot;&quot;;[.H$2:.AMJ$2]))" office:value-type="string" office:string-value="Doomkid, Teder, Cacodemon345, Catpho, Zulk RS, DaIcemann76, SGS Man, Empyre,  Erick, Lorenz0, tempdecal.wad, Killer5, SP_FACE1, Lizardcommando, 𝕲𝖗𝖎𝖒𝖔𝖘𝖆𝖚𝖗, Ye_Illuminator, AlexMax, Manuel-K, MTF Sergeant, EtherBot, LuciferSam86, haruko haruhara, Avoozl, Spectre01" calcext:value-type="string">
            <text:p>Doomkid, Teder, Cacodemon345, Catpho, Zulk RS, DaIcemann76, SGS Man, Empyre, <text:s/>Erick, Lorenz0, tempdecal.wad, Killer5, SP_FACE1, Lizardcommando, 𝕲𝖗𝖎𝖒𝖔𝖘𝖆𝖚𝖗, Ye_Illuminator, AlexMax, Manuel-K, MTF Sergeant, EtherBot, LuciferSam86, haruko haruhara, Avoozl, Spectre01</text:p>
          </table:table-cell>
          <table:table-cell table:style-name="ce11" table:formula="of:=SUMPRODUCT(NOT(ISBLANK([.H6:.AMJ6])))" office:value-type="float" office:value="24" calcext:value-type="float">
            <text:p>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18" calcext:value-type="float">
            <text:p>18</text:p>
          </table:table-cell>
          <table:table-cell office:value-type="string" calcext:value-type="string">
            <text:p>ZDoom</text:p>
          </table:table-cell>
          <table:table-cell office:value-type="string" calcext:value-type="string">
            <text:p><text:a xlink:href="https://www.zdoom.org/downloads" xlink:type="simple">https://www.zdoom.org/downloads</text:a></text:p>
          </table:table-cell>
          <table:table-cell table:style-name="ce9" table:number-matrix-columns-spanned="1" table:number-matrix-rows-spanned="1" table:formula="of:=COM.MICROSOFT.TEXTJOIN(&quot;, &quot;; 1; IF(ISBLANK([.H7:.AMJ7]); &quot;&quot;;[.H$2:.AMJ$2]))" office:value-type="string" office:string-value="Delete, Caffeine Freak, mun, Urthar, DaIcemann76, DeadAstronaut, amackert, Lizardcommando, joshthenesnerd, Equinox24, CasualScrub, valkiriforce, Phoby, DoomGater, Firedust, Gerardo194, Count651, pcorf" calcext:value-type="string">
            <text:p>Delete, Caffeine Freak, mun, Urthar, DaIcemann76, DeadAstronaut, amackert, Lizardcommando, joshthenesnerd, Equinox24, CasualScrub, valkiriforce, Phoby, DoomGater, Firedust, Gerardo194, Count651, pcorf</text:p>
          </table:table-cell>
          <table:table-cell table:style-name="ce11" table:formula="of:=SUMPRODUCT(NOT(ISBLANK([.H7:.AMJ7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7" calcext:value-type="float">
            <text:p>17</text:p>
          </table:table-cell>
          <table:table-cell office:value-type="string" calcext:value-type="string">
            <text:p>Chocolate Doom</text:p>
          </table:table-cell>
          <table:table-cell office:value-type="string" calcext:value-type="string">
            <text:p><text:a xlink:href="https://www.chocolate-doom.org/wiki/index.php/Downloads" xlink:type="simple">https://www.chocolate-doom.org/wiki/index.php/Downloads</text:a></text:p>
          </table:table-cell>
          <table:table-cell table:style-name="ce9" table:number-matrix-columns-spanned="1" table:number-matrix-rows-spanned="1" table:formula="of:=COM.MICROSOFT.TEXTJOIN(&quot;, &quot;; 1; IF(ISBLANK([.H8:.AMJ8]); &quot;&quot;;[.H$2:.AMJ$2]))" office:value-type="string" office:string-value="mun, YukiRaven, GhoulDesecrator, seed, Diabolución, Catpho,  Erick, InsanityBringer, DMPhobos, Bauul, EngineerKappa, zokum, The_SloVinator, joshthenesnerd, vesperas, CyberDreams, Firedust" calcext:value-type="string">
            <text:p>mun, YukiRaven, GhoulDesecrator, seed, Diabolución, Catpho, <text:s/>Erick, InsanityBringer, DMPhobos, Bauul, EngineerKappa, zokum, The_SloVinator, joshthenesnerd, vesperas, CyberDreams, Firedust</text:p>
          </table:table-cell>
          <table:table-cell table:style-name="ce11" table:formula="of:=SUMPRODUCT(NOT(ISBLANK([.H8:.AMJ8])))"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6" calcext:value-type="float">
            <text:p>16</text:p>
          </table:table-cell>
          <table:table-cell office:value-type="string" calcext:value-type="string">
            <text:p>Crispy Doom</text:p>
          </table:table-cell>
          <table:table-cell office:value-type="string" calcext:value-type="string">
            <text:p><text:a xlink:href="https://www.chocolate-doom.org/wiki/index.php/Crispy_Doom" xlink:type="simple">https://www.chocolate-doom.org/wiki/index.php/Crispy_Doom</text:a></text:p>
          </table:table-cell>
          <table:table-cell table:style-name="ce9" table:number-matrix-columns-spanned="1" table:number-matrix-rows-spanned="1" table:formula="of:=COM.MICROSOFT.TEXTJOIN(&quot;, &quot;; 1; IF(ISBLANK([.H9:.AMJ9]); &quot;&quot;;[.H$2:.AMJ$2]))" office:value-type="string" office:string-value="mun, Lila Feuer, HAK3180, Killer5, galileo31dos01, Woolie Wool, The Mysterious Moustachio, Bauul, The_SloVinator, AlexMax, CyberDreams, NerdyButLazy, LuciferSam86, Gunstar Green, UNERXAi, holaareola" calcext:value-type="string">
            <text:p>mun, Lila Feuer, HAK3180, Killer5, galileo31dos01, Woolie Wool, The Mysterious Moustachio, Bauul, The_SloVinator, AlexMax, CyberDreams, NerdyButLazy, LuciferSam86, Gunstar Green, UNERXAi, holaareola</text:p>
          </table:table-cell>
          <table:table-cell table:style-name="ce11" table:formula="of:=SUMPRODUCT(NOT(ISBLANK([.H9:.AMJ9])))" office:value-type="float" office:value="16" calcext:value-type="float">
            <text:p>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4" calcext:value-type="float">
            <text:p>14</text:p>
          </table:table-cell>
          <table:table-cell office:value-type="string" calcext:value-type="string">
            <text:p>The Eternity Engine</text:p>
          </table:table-cell>
          <table:table-cell office:value-type="string" calcext:value-type="string">
            <text:p><text:a xlink:href="https://www.doomworld.com/eternity/etcengine.html" xlink:type="simple">https://www.doomworld.com/eternity/etcengine.html</text:a></text:p>
          </table:table-cell>
          <table:table-cell table:style-name="ce9" table:number-matrix-columns-spanned="1" table:number-matrix-rows-spanned="1" table:formula="of:=COM.MICROSOFT.TEXTJOIN(&quot;, &quot;; 1; IF(ISBLANK([.H10:.AMJ10]); &quot;&quot;;[.H$2:.AMJ$2]))" office:value-type="string" office:string-value="Jon, Edward850, Lila Feuer, seed, Gez, Catpho, SGS Man, InsanityBringer, zokum, Rimantas, PaquoCastor, StoneMason, ReaperAA, Altazimuth" calcext:value-type="string">
            <text:p>Jon, Edward850, Lila Feuer, seed, Gez, Catpho, SGS Man, InsanityBringer, zokum, Rimantas, PaquoCastor, StoneMason, ReaperAA, Altazimuth</text:p>
          </table:table-cell>
          <table:table-cell table:style-name="ce11" table:formula="of:=SUMPRODUCT(NOT(ISBLANK([.H10:.AMJ10])))"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9" calcext:value-type="float">
            <text:p>9</text:p>
          </table:table-cell>
          <table:table-cell office:value-type="string" calcext:value-type="string">
            <text:p>ZDaemon</text:p>
          </table:table-cell>
          <table:table-cell office:value-type="string" calcext:value-type="string">
            <text:p><text:a xlink:href="http://zdaemon.org/" xlink:type="simple">http://zdaemon.org/</text:a></text:p>
          </table:table-cell>
          <table:table-cell table:style-name="ce9" table:number-matrix-columns-spanned="1" table:number-matrix-rows-spanned="1" table:formula="of:=COM.MICROSOFT.TEXTJOIN(&quot;, &quot;; 1; IF(ISBLANK([.H11:.AMJ11]); &quot;&quot;;[.H$2:.AMJ$2]))" office:value-type="string" office:string-value="Doomkid, Rosh Fragger, Catpho, DaIcemann76, tempdecal.wad, Medis, Memfis, antares031, tourettes" calcext:value-type="string">
            <text:p>Doomkid, Rosh Fragger, Catpho, DaIcemann76, tempdecal.wad, Medis, Memfis, antares031, tourettes</text:p>
          </table:table-cell>
          <table:table-cell table:style-name="ce11" table:formula="of:=SUMPRODUCT(NOT(ISBLANK([.H11:.AMJ11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6" calcext:value-type="float">
            <text:p>6</text:p>
          </table:table-cell>
          <table:table-cell office:value-type="string" calcext:value-type="string">
            <text:p>Doomsday Engine </text:p>
          </table:table-cell>
          <table:table-cell office:value-type="string" calcext:value-type="string">
            <text:p><text:a xlink:href="http://dengine.net/" xlink:type="simple">http://dengine.net/</text:a></text:p>
          </table:table-cell>
          <table:table-cell table:style-name="ce9" table:number-matrix-columns-spanned="1" table:number-matrix-rows-spanned="1" table:formula="of:=COM.MICROSOFT.TEXTJOIN(&quot;, &quot;; 1; IF(ISBLANK([.H12:.AMJ12]); &quot;&quot;;[.H$2:.AMJ$2]))" office:value-type="string" office:string-value="Caffeine Freak, YukiRaven, Lila Feuer, Bauul, Ye_Illuminator, DoomGater" calcext:value-type="string">
            <text:p>Caffeine Freak, YukiRaven, Lila Feuer, Bauul, Ye_Illuminator, DoomGater</text:p>
          </table:table-cell>
          <table:table-cell table:style-name="ce11" table:formula="of:=SUMPRODUCT(NOT(ISBLANK([.H12:.AMJ12]))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5" calcext:value-type="float">
            <text:p>5</text:p>
          </table:table-cell>
          <table:table-cell office:value-type="string" calcext:value-type="string">
            <text:p>Doom Retro</text:p>
          </table:table-cell>
          <table:table-cell office:value-type="string" calcext:value-type="string">
            <text:p><text:a xlink:href="http://www.doomretro.com/" xlink:type="simple">http://www.doomretro.com/</text:a></text:p>
          </table:table-cell>
          <table:table-cell table:style-name="ce9" table:number-matrix-columns-spanned="1" table:number-matrix-rows-spanned="1" table:formula="of:=COM.MICROSOFT.TEXTJOIN(&quot;, &quot;; 1; IF(ISBLANK([.H13:.AMJ13]); &quot;&quot;;[.H$2:.AMJ$2]))" office:value-type="string" office:string-value="Gez, Manuel-K, Kroc, VGA, valkiriforce" calcext:value-type="string">
            <text:p>Gez, Manuel-K, Kroc, VGA, valkiriforce</text:p>
          </table:table-cell>
          <table:table-cell table:style-name="ce11" table:formula="of:=SUMPRODUCT(NOT(ISBLANK([.H13:.AMJ13])))"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5" calcext:value-type="float">
            <text:p>5</text:p>
          </table:table-cell>
          <table:table-cell office:value-type="string" calcext:value-type="string">
            <text:p>Skulltag</text:p>
          </table:table-cell>
          <table:table-cell office:value-type="string" calcext:value-type="string">
            <text:p><text:a xlink:href="http://www.skulltag.com/" xlink:type="simple">http://www.skulltag.com/</text:a></text:p>
          </table:table-cell>
          <table:table-cell table:style-name="ce9" table:number-matrix-columns-spanned="1" table:number-matrix-rows-spanned="1" table:formula="of:=COM.MICROSOFT.TEXTJOIN(&quot;, &quot;; 1; IF(ISBLANK([.H14:.AMJ14]); &quot;&quot;;[.H$2:.AMJ$2]))" office:value-type="string" office:string-value="Yuki Senmatsu, Lizardcommando, Ye_Illuminator, haruko haruhara, geo" calcext:value-type="string">
            <text:p>Yuki Senmatsu, Lizardcommando, Ye_Illuminator, haruko haruhara, geo</text:p>
          </table:table-cell>
          <table:table-cell table:style-name="ce11" table:formula="of:=SUMPRODUCT(NOT(ISBLANK([.H14:.AMJ14])))" office:value-type="float" office:value="5" calcext:value-type="float">
            <text:p>5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4" calcext:value-type="float">
            <text:p>4</text:p>
          </table:table-cell>
          <table:table-cell office:value-type="string" calcext:value-type="string">
            <text:p>Odamex</text:p>
          </table:table-cell>
          <table:table-cell office:value-type="string" calcext:value-type="string">
            <text:p><text:a xlink:href="https://odamex.net/" xlink:type="simple">https://odamex.net/</text:a></text:p>
          </table:table-cell>
          <table:table-cell table:style-name="ce9" table:number-matrix-columns-spanned="1" table:number-matrix-rows-spanned="1" table:formula="of:=COM.MICROSOFT.TEXTJOIN(&quot;, &quot;; 1; IF(ISBLANK([.H15:.AMJ15]); &quot;&quot;;[.H$2:.AMJ$2]))" office:value-type="string" office:string-value="Doomkid, Diabolución, Ralphis, Hypпotiк" calcext:value-type="string">
            <text:p>Doomkid, Diabolución, Ralphis, Hypпotiк</text:p>
          </table:table-cell>
          <table:table-cell table:style-name="ce11" table:formula="of:=SUMPRODUCT(NOT(ISBLANK([.H15:.AMJ15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1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" calcext:value-type="float">
            <text:p>3</text:p>
          </table:table-cell>
          <table:table-cell office:value-type="string" calcext:value-type="string">
            <text:p>Doom Legacy</text:p>
          </table:table-cell>
          <table:table-cell office:value-type="string" calcext:value-type="string">
            <text:p><text:a xlink:href="http://doomlegacy.sourceforge.net/" xlink:type="simple">http://doomlegacy.sourceforge.net/</text:a></text:p>
          </table:table-cell>
          <table:table-cell table:style-name="ce9" table:number-matrix-columns-spanned="1" table:number-matrix-rows-spanned="1" table:formula="of:=COM.MICROSOFT.TEXTJOIN(&quot;, &quot;; 1; IF(ISBLANK([.H16:.AMJ16]); &quot;&quot;;[.H$2:.AMJ$2]))" office:value-type="string" office:string-value="Bauul, riderr3, DoomGater" calcext:value-type="string">
            <text:p>Bauul, riderr3, DoomGater</text:p>
          </table:table-cell>
          <table:table-cell table:style-name="ce11" table:formula="of:=SUMPRODUCT(NOT(ISBLANK([.H16:.AMJ16])))" office:value-type="float" office:value="3" calcext:value-type="float">
            <text:p>3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" calcext:value-type="float">
            <text:p>2</text:p>
          </table:table-cell>
          <table:table-cell office:value-type="string" calcext:value-type="string">
            <text:p>3DGE</text:p>
          </table:table-cell>
          <table:table-cell office:value-type="string" calcext:value-type="string">
            <text:p><text:a xlink:href="https://sourceforge.net/projects/edge2/" xlink:type="simple">https://sourceforge.net/projects/edge2/</text:a></text:p>
          </table:table-cell>
          <table:table-cell table:style-name="ce9" table:number-matrix-columns-spanned="1" table:number-matrix-rows-spanned="1" table:formula="of:=COM.MICROSOFT.TEXTJOIN(&quot;, &quot;; 1; IF(ISBLANK([.H17:.AMJ17]); &quot;&quot;;[.H$2:.AMJ$2]))" office:value-type="string" office:string-value="Gez, Catpho" calcext:value-type="string">
            <text:p>Gez, Catpho</text:p>
          </table:table-cell>
          <table:table-cell table:style-name="ce11" table:formula="of:=SUMPRODUCT(NOT(ISBLANK([.H17:.AMJ17])))" office:value-type="float" office:value="2" calcext:value-type="float">
            <text:p>2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" calcext:value-type="float">
            <text:p>2</text:p>
          </table:table-cell>
          <table:table-cell office:value-type="string" calcext:value-type="string">
            <text:p>DelphiDoom</text:p>
          </table:table-cell>
          <table:table-cell office:value-type="string" calcext:value-type="string">
            <text:p><text:a xlink:href="http://sourceforge.net/projects/delphidoom/" xlink:type="simple">http://sourceforge.net/projects/delphidoom/</text:a></text:p>
          </table:table-cell>
          <table:table-cell table:style-name="ce9" table:number-matrix-columns-spanned="1" table:number-matrix-rows-spanned="1" table:formula="of:=COM.MICROSOFT.TEXTJOIN(&quot;, &quot;; 1; IF(ISBLANK([.H18:.AMJ18]); &quot;&quot;;[.H$2:.AMJ$2]))" office:value-type="string" office:string-value="YukiRaven, Gez" calcext:value-type="string">
            <text:p>YukiRaven, Gez</text:p>
          </table:table-cell>
          <table:table-cell table:style-name="ce11" table:formula="of:=SUMPRODUCT(NOT(ISBLANK([.H18:.AMJ18])))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" calcext:value-type="float">
            <text:p>2</text:p>
          </table:table-cell>
          <table:table-cell office:value-type="string" calcext:value-type="string">
            <text:p>Doom95</text:p>
          </table:table-cell>
          <table:table-cell office:value-type="string" calcext:value-type="string">
            <text:p><text:a xlink:href="https://www.doomworld.com/idgames/idstuff/doom/win95/doom95" xlink:type="simple">https://www.doomworld.com/idgames/idstuff/doom/win95/doom95</text:a></text:p>
          </table:table-cell>
          <table:table-cell table:style-name="ce9" table:number-matrix-columns-spanned="1" table:number-matrix-rows-spanned="1" table:formula="of:=COM.MICROSOFT.TEXTJOIN(&quot;, &quot;; 1; IF(ISBLANK([.H19:.AMJ19]); &quot;&quot;;[.H$2:.AMJ$2]))" office:value-type="string" office:string-value="Josuke, Gerardo194" calcext:value-type="string">
            <text:p>Josuke, Gerardo194</text:p>
          </table:table-cell>
          <table:table-cell table:style-name="ce11" table:formula="of:=SUMPRODUCT(NOT(ISBLANK([.H19:.AMJ19])))" office:value-type="float" office:value="2" calcext:value-type="float">
            <text:p>2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" calcext:value-type="float">
            <text:p>1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<text:a xlink:href="https://www.doomworld.com/idgames/?id=10447" xlink:type="simple">https://www.doomworld.com/idgames/?id=10447</text:a></text:p>
          </table:table-cell>
          <table:table-cell table:style-name="ce9" table:number-matrix-columns-spanned="1" table:number-matrix-rows-spanned="1" table:formula="of:=COM.MICROSOFT.TEXTJOIN(&quot;, &quot;; 1; IF(ISBLANK([.H20:.AMJ20]); &quot;&quot;;[.H$2:.AMJ$2]))" office:value-type="string" office:string-value="GhoulDesecrator" calcext:value-type="string">
            <text:p>GhoulDesecrator</text:p>
          </table:table-cell>
          <table:table-cell table:style-name="ce11" table:formula="of:=SUMPRODUCT(NOT(ISBLANK([.H20:.AMJ20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" calcext:value-type="float">
            <text:p>1</text:p>
          </table:table-cell>
          <table:table-cell office:value-type="string" calcext:value-type="string">
            <text:p>Classic RBDoom 3 BFG Edition</text:p>
          </table:table-cell>
          <table:table-cell office:value-type="string" calcext:value-type="string">
            <text:p><text:a xlink:href="https://www.moddb.com/mods/classic-rbdoom-3-bfg-edition" xlink:type="simple">https://www.moddb.com/mods/classic-rbdoom-3-bfg-edition</text:a></text:p>
          </table:table-cell>
          <table:table-cell table:style-name="ce9" table:number-matrix-columns-spanned="1" table:number-matrix-rows-spanned="1" table:formula="of:=COM.MICROSOFT.TEXTJOIN(&quot;, &quot;; 1; IF(ISBLANK([.H21:.AMJ21]); &quot;&quot;;[.H$2:.AMJ$2]))" office:value-type="string" office:string-value="MadGuy" calcext:value-type="string">
            <text:p>MadGuy</text:p>
          </table:table-cell>
          <table:table-cell table:style-name="ce11" table:formula="of:=SUMPRODUCT(NOT(ISBLANK([.H21:.AMJ21])))" office:value-type="float" office:value="1" calcext:value-type="float">
            <text:p>1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" calcext:value-type="float">
            <text:p>1</text:p>
          </table:table-cell>
          <table:table-cell office:value-type="string" calcext:value-type="string">
            <text:p>Doom﻿+</text:p>
          </table:table-cell>
          <table:table-cell office:value-type="string" calcext:value-type="string">
            <text:p><text:a xlink:href="http://prboom-plus.sourceforge.net/" xlink:type="simple">http://prboom-plus.sourceforge.net/</text:a></text:p>
          </table:table-cell>
          <table:table-cell table:style-name="ce9" table:number-matrix-columns-spanned="1" table:number-matrix-rows-spanned="1" table:formula="of:=COM.MICROSOFT.TEXTJOIN(&quot;, &quot;; 1; IF(ISBLANK([.H22:.AMJ22]); &quot;&quot;;[.H$2:.AMJ$2]))" office:value-type="string" office:string-value="Woolie Wool" calcext:value-type="string">
            <text:p>Woolie Wool</text:p>
          </table:table-cell>
          <table:table-cell table:style-name="ce11" table:formula="of:=SUMPRODUCT(NOT(ISBLANK([.H22:.AMJ2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7" calcext:value-type="float">
            <text:p>17</text:p>
          </table:table-cell>
          <table:table-cell table:formula="of:=SUM([.H23:.AMJ23])" office:value-type="float" office:value="1" calcext:value-type="float">
            <text:p>1</text:p>
          </table:table-cell>
          <table:table-cell office:value-type="string" calcext:value-type="string">
            <text:p>Doom2.exe</text:p>
          </table:table-cell>
          <table:table-cell office:value-type="string" calcext:value-type="string">
            <text:p><text:a xlink:href="https://doomwiki.org/wiki/DOOM2.EXE" xlink:type="simple">https://doomwiki.org/wiki/DOOM2.EXE</text:a></text:p>
          </table:table-cell>
          <table:table-cell table:style-name="ce9" table:number-matrix-columns-spanned="1" table:number-matrix-rows-spanned="1" table:formula="of:=COM.MICROSOFT.TEXTJOIN(&quot;, &quot;; 1; IF(ISBLANK([.H23:.AMJ23]); &quot;&quot;;[.H$2:.AMJ$2]))" office:value-type="string" office:string-value="zokum" calcext:value-type="string">
            <text:p>zokum</text:p>
          </table:table-cell>
          <table:table-cell table:style-name="ce11" table:formula="of:=SUMPRODUCT(NOT(ISBLANK([.H23:.AMJ23])))"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7" calcext:value-type="float">
            <text:p>17</text:p>
          </table:table-cell>
          <table:table-cell table:formula="of:=SUM([.H24:.AMJ24])" office:value-type="float" office:value="1" calcext:value-type="float">
            <text:p>1</text:p>
          </table:table-cell>
          <table:table-cell office:value-type="string" calcext:value-type="string">
            <text:p>Risen3D</text:p>
          </table:table-cell>
          <table:table-cell office:value-type="string" calcext:value-type="string">
            <text:p><text:a xlink:href="http://risen3d.drdteam.org/" xlink:type="simple">http://risen3d.drdteam.org/</text:a></text:p>
          </table:table-cell>
          <table:table-cell table:style-name="ce9" table:number-matrix-columns-spanned="1" table:number-matrix-rows-spanned="1" table:formula="of:=COM.MICROSOFT.TEXTJOIN(&quot;, &quot;; 1; IF(ISBLANK([.H24:.AMJ24]); &quot;&quot;;[.H$2:.AMJ$2]))" office:value-type="string" office:string-value="Catpho" calcext:value-type="string">
            <text:p>Catpho</text:p>
          </table:table-cell>
          <table:table-cell table:style-name="ce11" table:formula="of:=SUMPRODUCT(NOT(ISBLANK([.H24:.AMJ2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17" calcext:value-type="float">
            <text:p>17</text:p>
          </table:table-cell>
          <table:table-cell table:formula="of:=SUM([.H25:.AMJ25])" office:value-type="float" office:value="1" calcext:value-type="float">
            <text:p>1</text:p>
          </table:table-cell>
          <table:table-cell office:value-type="string" calcext:value-type="string">
            <text:p>ScoreDoom</text:p>
          </table:table-cell>
          <table:table-cell office:value-type="string" calcext:value-type="string">
            <text:p><text:a xlink:href="http://www.scoredoom.com/" xlink:type="simple">http://www.scoredoom.com/</text:a></text:p>
          </table:table-cell>
          <table:table-cell table:style-name="ce9" table:number-matrix-columns-spanned="1" table:number-matrix-rows-spanned="1" table:formula="of:=COM.MICROSOFT.TEXTJOIN(&quot;, &quot;; 1; IF(ISBLANK([.H25:.AMJ25]); &quot;&quot;;[.H$2:.AMJ$2]))" office:value-type="string" office:string-value="yakfak" calcext:value-type="string">
            <text:p>yakfak</text:p>
          </table:table-cell>
          <table:table-cell table:style-name="ce11" table:formula="of:=SUMPRODUCT(NOT(ISBLANK([.H25:.AMJ25])))"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0" calcext:value-type="float">
            <text:p>0</text:p>
          </table:table-cell>
          <table:table-cell/>
          <table:table-cell table:style-name="ce7"/>
          <table:table-cell table:style-name="ce9" table:number-matrix-columns-spanned="1" table:number-matrix-rows-spanned="1" table:formula="of:=COM.MICROSOFT.TEXTJOIN(&quot;, &quot;; 1; IF(ISBLANK([.H26:.AMJ26]); &quot;&quot;;[.H$2:.AMJ$2]))">
            <text:p/>
          </table:table-cell>
          <table:table-cell table:style-name="ce11" table:formula="of:=SUMPRODUCT(NOT(ISBLANK([.H26:.AMJ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7:.AMJ27]); &quot;&quot;;[.H$2:.AMJ$2]))">
            <text:p/>
          </table:table-cell>
          <table:table-cell table:style-name="ce11" table:formula="of:=SUMPRODUCT(NOT(ISBLANK([.H27:.AMJ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8:.AMJ28]); &quot;&quot;;[.H$2:.AMJ$2]))">
            <text:p/>
          </table:table-cell>
          <table:table-cell table:style-name="ce11" table:formula="of:=SUMPRODUCT(NOT(ISBLANK([.H28:.AMJ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3" calcext:value-type="float">
            <text:p>23</text:p>
          </table:table-cell>
          <table:table-cell table:formula="of:=SUM([.H29:.AMJ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9:.AMJ29]); &quot;&quot;;[.H$2:.AMJ$2]))">
            <text:p/>
          </table:table-cell>
          <table:table-cell table:style-name="ce11" table:formula="of:=SUMPRODUCT(NOT(ISBLANK([.H29:.AMJ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3" calcext:value-type="float">
            <text:p>23</text:p>
          </table:table-cell>
          <table:table-cell table:formula="of:=SUM([.H30:.AMJ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0:.AMJ30]); &quot;&quot;;[.H$2:.AMJ$2]))">
            <text:p/>
          </table:table-cell>
          <table:table-cell table:style-name="ce11" table:formula="of:=SUMPRODUCT(NOT(ISBLANK([.H30:.AMJ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8">
          <table:table-cell table:number-columns-repeated="5"/>
          <table:table-cell table:style-name="ce9"/>
          <table:table-cell table:style-name="ce11"/>
          <table:table-cell table:number-columns-repeated="1017"/>
        </table:table-row>
        <table:table-row table:style-name="ro3">
          <table:table-cell table:number-columns-repeated="3"/>
          <table:table-cell table:style-name="ce7"/>
          <table:table-cell/>
          <table:table-cell table:style-name="ce9"/>
          <table:table-cell table:style-name="ce11"/>
          <table:table-cell table:number-columns-repeated="1017"/>
        </table:table-row>
        <table:table-row table:style-name="ro3" table:number-rows-repeated="221">
          <table:table-cell table:number-columns-repeated="5"/>
          <table:table-cell table:style-name="ce9"/>
          <table:table-cell table:style-name="ce11"/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zdoom.org/downloads]GZDoom/QZDoom[/url][/b] [[b]62[/b]: Anidrex_1009, Caffeine Freak, YukiRaven, Apaul27, Lila Feuer, Rosh Fragger, HAK3180, ZeroTheEro, Ajora, Aquila Chrysaetos, MFG38, Cacodemon345, Gez, Catpho, Zulk RS, Zaratul, DaIcemann76, SGS Man,  Erick, tempdecal.wad, InsanityBringer, DMPhobos, Killer5, SP_FACE1, KVELLER, Yuki Senmatsu, Bridgeburner56, Fulgrim, amackert, Woolie Wool, Lizardcommando, Bauul, Hell Theatre, EngineerKappa, The_SloVinator, SOSU, riderr3, obake, Ye_Illuminator, Manuel-K, MTF Sergeant, Equinox24, CasualScrub, whirledtsar, CyberDreams, VGA, NerdyButLazy, DoomGater, EtherBot, Firedust, guitardz, wolfmcbeard, Doom_Dude, LuciferSam86, Gerardo194, Gunstar Green, m8f, ReaperAA, xxWeNxx, Avoozl, Spectre01, antares031]" calcext:value-type="string">
            <text:p>[b]1. [url=https://www.zdoom.org/downloads]GZDoom/QZDoom[/url][/b] [[b]62[/b]: Anidrex_1009, Caffeine Freak, YukiRaven, Apaul27, Lila Feuer, Rosh Fragger, HAK3180, ZeroTheEro, Ajora, Aquila Chrysaetos, MFG38, Cacodemon345, Gez, Catpho, Zulk RS, Zaratul, DaIcemann76, SGS Man, <text:s/>Erick, tempdecal.wad, InsanityBringer, DMPhobos, Killer5, SP_FACE1, KVELLER, Yuki Senmatsu, Bridgeburner56, Fulgrim, amackert, Woolie Wool, Lizardcommando, Bauul, Hell Theatre, EngineerKappa, The_SloVinator, SOSU, riderr3, obake, Ye_Illuminator, Manuel-K, MTF Sergeant, Equinox24, CasualScrub, whirledtsar, CyberDreams, VGA, NerdyButLazy, DoomGater, EtherBot, Firedust, guitardz, wolfmcbeard, Doom_Dude, LuciferSam86, Gerardo194, Gunstar Green, m8f, ReaperAA, xxWeNxx, Avoozl, Spectre01, antares031]</text:p>
          </table:table-cell>
          <table:table-cell/>
          <table:table-cell office:value-type="string" calcext:value-type="string">
            <text:p>|</text:p>
          </table:table-cell>
          <table:table-cell/>
          <table:table-cell table:style-name="ce25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://prboom-plus.sourceforge.net/]PrBoom+/GLBoom+[/url][/b] [[b]40[/b]: Caffeine Freak, mun, GhoulDesecrator, seed, Diabolución, Aquila Chrysaetos, Zahid, Fonze, Cacodemon345, Catpho, bonnie,  Erick, DeadAstronaut, InsanityBringer, DMPhobos, rehelekretep, Killer5, KVELLER, galileo31dos01, amackert, loveless, Bauul, The_SloVinator, riderr3, jerk-o, Equinox24, Kroc, CyberDreams, valkiriforce, NerdyButLazy, DoomGater, guitardz, wolfmcbeard, m8f, Kira, ReaperAA, Avoozl, Memfis, Spectre01, antares031]" calcext:value-type="string">
            <text:p>[b]2. [url=http://prboom-plus.sourceforge.net/]PrBoom+/GLBoom+[/url][/b] [[b]40[/b]: Caffeine Freak, mun, GhoulDesecrator, seed, Diabolución, Aquila Chrysaetos, Zahid, Fonze, Cacodemon345, Catpho, bonnie, <text:s/>Erick, DeadAstronaut, InsanityBringer, DMPhobos, rehelekretep, Killer5, KVELLER, galileo31dos01, amackert, loveless, Bauul, The_SloVinator, riderr3, jerk-o, Equinox24, Kroc, CyberDreams, valkiriforce, NerdyButLazy, DoomGater, guitardz, wolfmcbeard, m8f, Kira, ReaperAA, Avoozl, Memfis, Spectre01, antares03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zandronum.com/]Zandronum[/url][/b] [[b]24[/b]: Doomkid, Teder, Cacodemon345, Catpho, Zulk RS, DaIcemann76, SGS Man, Empyre,  Erick, Lorenz0, tempdecal.wad, Killer5, SP_FACE1, Lizardcommando, 𝕲𝖗𝖎𝖒𝖔𝖘𝖆𝖚𝖗, Ye_Illuminator, AlexMax, Manuel-K, MTF Sergeant, EtherBot, LuciferSam86, haruko haruhara, Avoozl, Spectre01]" calcext:value-type="string">
            <text:p>[b]3. [url=https://zandronum.com/]Zandronum[/url][/b] [[b]24[/b]: Doomkid, Teder, Cacodemon345, Catpho, Zulk RS, DaIcemann76, SGS Man, Empyre, <text:s/>Erick, Lorenz0, tempdecal.wad, Killer5, SP_FACE1, Lizardcommando, 𝕲𝖗𝖎𝖒𝖔𝖘𝖆𝖚𝖗, Ye_Illuminator, AlexMax, Manuel-K, MTF Sergeant, EtherBot, LuciferSam86, haruko haruhara, Avoozl, Spectre0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zdoom.org/downloads]ZDoom[/url][/b] [[b]18[/b]: Delete, Caffeine Freak, mun, Urthar, DaIcemann76, DeadAstronaut, amackert, Lizardcommando, joshthenesnerd, Equinox24, CasualScrub, valkiriforce, Phoby, DoomGater, Firedust, Gerardo194, Count651, pcorf]" calcext:value-type="string">
            <text:p>[b]4. [url=https://www.zdoom.org/downloads]ZDoom[/url][/b] [[b]18[/b]: Delete, Caffeine Freak, mun, Urthar, DaIcemann76, DeadAstronaut, amackert, Lizardcommando, joshthenesnerd, Equinox24, CasualScrub, valkiriforce, Phoby, DoomGater, Firedust, Gerardo194, Count651, pcorf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chocolate-doom.org/wiki/index.php/Downloads]Chocolate Doom[/url][/b] [[b]17[/b]: mun, YukiRaven, GhoulDesecrator, seed, Diabolución, Catpho,  Erick, InsanityBringer, DMPhobos, Bauul, EngineerKappa, zokum, The_SloVinator, joshthenesnerd, vesperas, CyberDreams, Firedust]" calcext:value-type="string">
            <text:p>[b]5. [url=https://www.chocolate-doom.org/wiki/index.php/Downloads]Chocolate Doom[/url][/b] [[b]17[/b]: mun, YukiRaven, GhoulDesecrator, seed, Diabolución, Catpho, <text:s/>Erick, InsanityBringer, DMPhobos, Bauul, EngineerKappa, zokum, The_SloVinator, joshthenesnerd, vesperas, CyberDreams, Firedust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chocolate-doom.org/wiki/index.php/Crispy_Doom]Crispy Doom[/url][/b] [[b]16[/b]: mun, Lila Feuer, HAK3180, Killer5, galileo31dos01, Woolie Wool, The Mysterious Moustachio, Bauul, The_SloVinator, AlexMax, CyberDreams, NerdyButLazy, LuciferSam86, Gunstar Green, UNERXAi, holaareola]" calcext:value-type="string">
            <text:p>[b]6. [url=https://www.chocolate-doom.org/wiki/index.php/Crispy_Doom]Crispy Doom[/url][/b] [[b]16[/b]: mun, Lila Feuer, HAK3180, Killer5, galileo31dos01, Woolie Wool, The Mysterious Moustachio, Bauul, The_SloVinator, AlexMax, CyberDreams, NerdyButLazy, LuciferSam86, Gunstar Green, UNERXAi, holaareola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eternity/etcengine.html]The Eternity Engine[/url][/b] [[b]14[/b]: Jon, Edward850, Lila Feuer, seed, Gez, Catpho, SGS Man, InsanityBringer, zokum, Rimantas, PaquoCastor, StoneMason, ReaperAA, Altazimuth]" calcext:value-type="string">
            <text:p>[b]7. [url=https://www.doomworld.com/eternity/etcengine.html]The Eternity Engine[/url][/b] [[b]14[/b]: Jon, Edward850, Lila Feuer, seed, Gez, Catpho, SGS Man, InsanityBringer, zokum, Rimantas, PaquoCastor, StoneMason, ReaperAA, Altazimuth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://zdaemon.org/]ZDaemon[/url][/b] [[b]9[/b]: Doomkid, Rosh Fragger, Catpho, DaIcemann76, tempdecal.wad, Medis, Memfis, antares031, tourettes]" calcext:value-type="string">
            <text:p>[b]8. [url=http://zdaemon.org/]ZDaemon[/url][/b] [[b]9[/b]: Doomkid, Rosh Fragger, Catpho, DaIcemann76, tempdecal.wad, Medis, Memfis, antares031, tourettes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://dengine.net/]Doomsday Engine [/url][/b] [[b]6[/b]: Caffeine Freak, YukiRaven, Lila Feuer, Bauul, Ye_Illuminator, DoomGater]" calcext:value-type="string">
            <text:p>[b]9. [url=http://dengine.net/]Doomsday Engine [/url][/b] [[b]6[/b]: Caffeine Freak, YukiRaven, Lila Feuer, Bauul, Ye_Illuminator, DoomGater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://www.doomretro.com/]Doom Retro[/url][/b] [[b]5[/b]: Gez, Manuel-K, Kroc, VGA, valkiriforce]" calcext:value-type="string">
            <text:p>[b]10. [url=http://www.doomretro.com/]Doom Retro[/url][/b] [[b]5[/b]: Gez, Manuel-K, Kroc, VGA, valkiriforce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0. [url=http://www.skulltag.com/]Skulltag[/url][/b] [[b]5[/b]: Yuki Senmatsu, Lizardcommando, Ye_Illuminator, haruko haruhara, geo]" calcext:value-type="string">
            <text:p>[b]10. [url=http://www.skulltag.com/]Skulltag[/url][/b] [[b]5[/b]: Yuki Senmatsu, Lizardcommando, Ye_Illuminator, haruko haruhara, geo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odamex.net/]Odamex[/url][/b] [[b]4[/b]: Doomkid, Diabolución, Ralphis, Hypпotiк]" calcext:value-type="string">
            <text:p>[b]12. [url=https://odamex.net/]Odamex[/url][/b] [[b]4[/b]: Doomkid, Diabolución, Ralphis, Hypпotiк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://doomlegacy.sourceforge.net/]Doom Legacy[/url][/b] [[b]3[/b]: Bauul, riderr3, DoomGater]" calcext:value-type="string">
            <text:p>[b]13. [url=http://doomlegacy.sourceforge.net/]Doom Legacy[/url][/b] [[b]3[/b]: Bauul, riderr3, DoomGater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sourceforge.net/projects/edge2/]3DGE[/url][/b] [[b]2[/b]: Gez, Catpho]" calcext:value-type="string">
            <text:p>[b]14. [url=https://sourceforge.net/projects/edge2/]3DGE[/url][/b] [[b]2[/b]: Gez, Catpho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4. [url=http://sourceforge.net/projects/delphidoom/]DelphiDoom[/url][/b] [[b]2[/b]: YukiRaven, Gez]" calcext:value-type="string">
            <text:p>[b]14. [url=http://sourceforge.net/projects/delphidoom/]DelphiDoom[/url][/b] [[b]2[/b]: YukiRaven, Gez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4. [url=https://www.doomworld.com/idgames/idstuff/doom/win95/doom95]Doom95[/url][/b] [[b]2[/b]: Josuke, Gerardo194]" calcext:value-type="string">
            <text:p>[b]14. [url=https://www.doomworld.com/idgames/idstuff/doom/win95/doom95]Doom95[/url][/b] [[b]2[/b]: Josuke, Gerardo194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?id=10447]Boom[/url][/b] [[b]1[/b]: GhoulDesecrator]" calcext:value-type="string">
            <text:p>[b]17. [url=https://www.doomworld.com/idgames/?id=10447]Boom[/url][/b] [[b]1[/b]: GhoulDesecrator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7. [url=https://www.moddb.com/mods/classic-rbdoom-3-bfg-edition]Classic RBDoom 3 BFG Edition[/url][/b] [[b]1[/b]: MadGuy]" calcext:value-type="string">
            <text:p>[b]17. [url=https://www.moddb.com/mods/classic-rbdoom-3-bfg-edition]Classic RBDoom 3 BFG Edition[/url][/b] [[b]1[/b]: MadGuy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7. [url=http://prboom-plus.sourceforge.net/]Doom﻿+[/url][/b] [[b]1[/b]: Woolie Wool]" calcext:value-type="string">
            <text:p>[b]17. [url=http://prboom-plus.sourceforge.net/]Doom﻿+[/url][/b] [[b]1[/b]: Woolie Wool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17. [url=https://doomwiki.org/wiki/DOOM2.EXE]Doom2.exe[/url][/b] [[b]1[/b]: zokum]" calcext:value-type="string">
            <text:p>[b]17. [url=https://doomwiki.org/wiki/DOOM2.EXE]Doom2.exe[/url][/b] [[b]1[/b]: zokum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17. [url=http://risen3d.drdteam.org/]Risen3D[/url][/b] [[b]1[/b]: Catpho]" calcext:value-type="string">
            <text:p>[b]17. [url=http://risen3d.drdteam.org/]Risen3D[/url][/b] [[b]1[/b]: Catpho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17. [url=http://www.scoredoom.com/]ScoreDoom[/url][/b] [[b]1[/b]: yakfak]" calcext:value-type="string">
            <text:p>[b]17. [url=http://www.scoredoom.com/]ScoreDoom[/url][/b] [[b]1[/b]: yakfak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 style:data-style-name="N2" text:time-value="20:53:27.621465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4-18T21:03:54.224425881</dc:date>
    <meta:editing-duration>P2DT3H44M45S</meta:editing-duration>
    <meta:editing-cycles>185</meta:editing-cycles>
    <meta:generator>LibreOffice/5.2.7.2$Linux_X86_64 LibreOffice_project/20m0$Build-2</meta:generator>
    <meta:document-statistic meta:table-count="2" meta:cell-count="1741" meta:object-count="0"/>
  </office:meta>
</office:document-meta>
</file>